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12">
      <style:table-cell-properties fo:border-top="none" fo:border-bottom="none" fo:border-left="thin solid #000000" fo:border-right="thin solid #000000" style:vertical-align="middle" style:cell-protect="none"/>
    </style:style>
    <style:style style:name="ce19" style:family="table-cell" style:parent-style-name="Default" style:data-style-name="N6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6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1" style:family="table-cell" style:parent-style-name="Default" style:data-style-name="N60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2.59291666666667cm" style:use-optimal-column-width="true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22.7277083333333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5" style:base-cell-address="Data_Sheet.B8"/>
      <style:map style:condition="is-true-formula(msoxl:AND(NOT(ISBLANK($A8)),ISBLANK(B8)))" style:apply-style-name="cf5" style:base-cell-address="Data_Sheet.B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5" style:base-cell-address="Data_Sheet.B7"/>
      <style:map style:condition="is-true-formula(msoxl:AND(NOT(ISBLANK($A7)),ISBLANK(B7)))" style:apply-style-name="cf5" style:base-cell-address="Data_Sheet.B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5" style:base-cell-address="Data_Sheet.B8"/>
      <style:map style:condition="is-true-formula(msoxl:AND(NOT(ISBLANK($A9)),ISBLANK(B9)))" style:apply-style-name="cf5" style:base-cell-address="Data_Sheet.B9"/>
      <style:map style:condition="is-true-formula(msoxl:AND(NOT(ISBLANK($A9)),ISBLANK(B9)))" style:apply-style-name="cf5" style:base-cell-address="Data_Sheet.B9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5" style:base-cell-address="Data_Sheet.C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5" style:base-cell-address="Data_Sheet.C8"/>
      <style:map style:condition="is-true-formula(msoxl:AND(NOT(ISBLANK(A8)),ISBLANK(C8)))" style:apply-style-name="cf5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5" style:base-cell-address="Data_Sheet.C7"/>
      <style:map style:condition="is-true-formula(msoxl:AND(NOT(ISBLANK(A7)),ISBLANK(C7)))" style:apply-style-name="cf5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5" style:base-cell-address="Data_Sheet.B5"/>
      <style:map style:condition="is-true-formula(msoxl:AND(NOT(ISBLANK($A5)),ISBLANK(B5)))" style:apply-style-name="cf5" style:base-cell-address="Data_Sheet.B5"/>
      <style:map style:condition="is-true-formula(msoxl:AND(NOT(ISBLANK($A5)),ISBLANK(B5)))" style:apply-style-name="cf5" style:base-cell-address="Data_Sheet.B5"/>
      <style:map style:condition="is-true-formula(msoxl:AND(NOT(ISBLANK($A5)),ISBLANK(B5)))" style:apply-style-name="cf5" style:base-cell-address="Data_Sheet.B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5" style:base-cell-address="Data_Sheet.B6"/>
      <style:map style:condition="is-true-formula(msoxl:AND(NOT(ISBLANK($A6)),ISBLANK(B6)))" style:apply-style-name="cf5" style:base-cell-address="Data_Sheet.B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5" style:base-cell-address="Data_Sheet.B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5" style:base-cell-address="Data_Sheet.C6"/>
      <style:map style:condition="is-true-formula(msoxl:AND(NOT(ISBLANK(A6)),ISBLANK(C6)))" style:apply-style-name="cf5" style:base-cell-address="Data_Sheet.C6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5" style:base-cell-address="Data_Sheet.C5"/>
      <style:map style:condition="is-true-formula(msoxl:AND(NOT(ISBLANK(A5)),ISBLANK(C5)))" style:apply-style-name="cf5" style:base-cell-address="Data_Sheet.C5"/>
      <style:map style:condition="is-true-formula(msoxl:AND(NOT(ISBLANK(A5)),ISBLANK(C5)))" style:apply-style-name="cf5" style:base-cell-address="Data_Sheet.C5"/>
      <style:map style:condition="is-true-formula(msoxl:AND(NOT(ISBLANK(A5)),ISBLANK(C5)))" style:apply-style-name="cf5" style:base-cell-address="Data_Sheet.C5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  <style:map style:condition="is-true-formula(msoxl:AND(NOT(ISBLANK(E8)),ISBLANK(D8)))" style:apply-style-name="cf5" style:base-cell-address="Data_Sheet.D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  <style:map style:condition="is-true-formula(msoxl:AND(NOT(ISBLANK(E7)),ISBLANK(D7)))" style:apply-style-name="cf5" style:base-cell-address="Data_Sheet.D7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  <style:map style:condition="is-true-formula(msoxl:AND(NOT(ISBLANK(D8)),ISBLANK(E8)))" style:apply-style-name="cf5" style:base-cell-address="Data_Sheet.E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  <style:map style:condition="is-true-formula(msoxl:AND(NOT(ISBLANK(D7)),ISBLANK(E7)))" style:apply-style-name="cf5" style:base-cell-address="Data_Sheet.E7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  <style:map style:condition="is-true-formula(msoxl:AND(NOT(ISBLANK(D9)),ISBLANK(E9)))" style:apply-style-name="cf5" style:base-cell-address="Data_Sheet.E9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  <style:map style:condition="is-true-formula(msoxl:AND(NOT(ISBLANK(E9)),ISBLANK(D9)))" style:apply-style-name="cf5" style:base-cell-address="Data_Sheet.D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  <style:map style:condition="is-true-formula(msoxl:AND(NOT(ISBLANK(G7)),ISBLANK(F7)))" style:apply-style-name="cf5" style:base-cell-address="Data_Sheet.F7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  <style:map style:condition="is-true-formula(msoxl:AND(NOT(ISBLANK(G8)),ISBLANK(F8)))" style:apply-style-name="cf5" style:base-cell-address="Data_Sheet.F8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  <style:map style:condition="is-true-formula(msoxl:AND(NOT(ISBLANK(G9)),ISBLANK(F9)))" style:apply-style-name="cf5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  <style:map style:condition="is-true-formula(msoxl:AND(NOT(ISBLANK(E4)),ISBLANK(D4)))" style:apply-style-name="cf5" style:base-cell-address="Data_Sheet.D4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  <style:map style:condition="is-true-formula(msoxl:AND(NOT(ISBLANK(E5)),ISBLANK(D5)))" style:apply-style-name="cf5" style:base-cell-address="Data_Sheet.D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  <style:map style:condition="is-true-formula(msoxl:AND(NOT(ISBLANK(E6)),ISBLANK(D6)))" style:apply-style-name="cf5" style:base-cell-address="Data_Sheet.D6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F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  <style:map style:condition="is-true-formula(msoxl:AND(NOT(ISBLANK(D5)),ISBLANK(E5)))" style:apply-style-name="cf5" style:base-cell-address="Data_Sheet.E5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F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F6)),ISBLANK(E6)))" style:apply-style-name="cf5" style:base-cell-address="Data_Sheet.E6"/>
      <style:map style:condition="is-true-formula(msoxl:AND(NOT(ISBLANK(F6)),ISBLANK(E6)))" style:apply-style-name="cf5" style:base-cell-address="Data_Sheet.E6"/>
      <style:map style:condition="is-true-formula(msoxl:AND(NOT(ISBLANK(F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F6)),ISBLANK(E6)))" style:apply-style-name="cf5" style:base-cell-address="Data_Sheet.E6"/>
      <style:map style:condition="is-true-formula(msoxl:AND(NOT(ISBLANK(F6)),ISBLANK(E6)))" style:apply-style-name="cf5" style:base-cell-address="Data_Sheet.E6"/>
      <style:map style:condition="is-true-formula(msoxl:AND(NOT(ISBLANK(F6)),ISBLANK(E6)))" style:apply-style-name="cf5" style:base-cell-address="Data_Sheet.E6"/>
      <style:map style:condition="is-true-formula(msoxl:AND(NOT(ISBLANK(F6)),ISBLANK(E6)))" style:apply-style-name="cf5" style:base-cell-address="Data_Sheet.E6"/>
      <style:map style:condition="is-true-formula(msoxl:AND(NOT(ISBLANK(F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F6)),ISBLANK(E6)))" style:apply-style-name="cf5" style:base-cell-address="Data_Sheet.E6"/>
      <style:map style:condition="is-true-formula(msoxl:AND(NOT(ISBLANK(D6)),ISBLANK(E6)))" style:apply-style-name="cf5" style:base-cell-address="Data_Sheet.E6"/>
      <style:map style:condition="is-true-formula(msoxl:AND(NOT(ISBLANK(D6)),ISBLANK(E6)))" style:apply-style-name="cf5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D4)),ISBLANK(E4)))" style:apply-style-name="cf6" style:base-cell-address="Data_Sheet.E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5" style:base-cell-address="Data_Sheet.D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D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D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D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D4)),ISBLANK(E4)))" style:apply-style-name="cf5" style:base-cell-address="Data_Sheet.E4"/>
      <style:map style:condition="is-true-formula(msoxl:AND(NOT(ISBLANK(F4)),ISBLANK(E4)))" style:apply-style-name="cf5" style:base-cell-address="Data_Sheet.E4"/>
      <style:map style:condition="is-true-formula(msoxl:AND(NOT(ISBLANK(D4)),ISBLANK(E4)))" style:apply-style-name="cf5" style:base-cell-address="Data_Sheet.E4"/>
      <style:map style:condition="is-true-formula(msoxl:AND(NOT(ISBLANK(D4)),ISBLANK(E4)))" style:apply-style-name="cf5" style:base-cell-address="Data_Sheet.E4"/>
      <style:map style:condition="is-true-formula(msoxl:AND(NOT(ISBLANK(D4)),ISBLANK(E4)))" style:apply-style-name="cf5" style:base-cell-address="Data_Sheet.E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G4)),ISBLANK(F4)))" style:apply-style-name="cf6" style:base-cell-address="Data_Sheet.F4"/>
      <style:map style:condition="is-true-formula(msoxl:AND(NOT(ISBLANK(E4)),ISBLANK(D4)))" style:apply-style-name="cf6" style:base-cell-address="Data_Sheet.D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  <style:map style:condition="is-true-formula(msoxl:AND(NOT(ISBLANK(G4)),ISBLANK(F4)))" style:apply-style-name="cf5" style:base-cell-address="Data_Sheet.F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  <style:map style:condition="is-true-formula(msoxl:AND(NOT(ISBLANK(G5)),ISBLANK(F5)))" style:apply-style-name="cf5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  <style:map style:condition="is-true-formula(msoxl:AND(NOT(ISBLANK(G6)),ISBLANK(F6)))" style:apply-style-name="cf5" style:base-cell-address="Data_Sheet.F6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I4)),ISBLANK(H4)))" style:apply-style-name="cf6" style:base-cell-address="Data_Sheet.H4"/>
      <style:map style:condition="is-true-formula(msoxl:AND(NOT(ISBLANK(E4)),ISBLANK(D4)))" style:apply-style-name="cf6" style:base-cell-address="Data_Sheet.D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  <style:map style:condition="is-true-formula(msoxl:AND(NOT(ISBLANK(I4)),ISBLANK(H4)))" style:apply-style-name="cf5" style:base-cell-address="Data_Sheet.H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F4)),ISBLANK(G4)))" style:apply-style-name="cf6" style:base-cell-address="Data_Sheet.G4"/>
      <style:map style:condition="is-true-formula(msoxl:AND(NOT(ISBLANK(E4)),ISBLANK(D4)))" style:apply-style-name="cf6" style:base-cell-address="Data_Sheet.D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F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F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F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F4)),ISBLANK(G4)))" style:apply-style-name="cf5" style:base-cell-address="Data_Sheet.G4"/>
      <style:map style:condition="is-true-formula(msoxl:AND(NOT(ISBLANK(H4)),ISBLANK(G4)))" style:apply-style-name="cf5" style:base-cell-address="Data_Sheet.G4"/>
      <style:map style:condition="is-true-formula(msoxl:AND(NOT(ISBLANK(F4)),ISBLANK(G4)))" style:apply-style-name="cf5" style:base-cell-address="Data_Sheet.G4"/>
      <style:map style:condition="is-true-formula(msoxl:AND(NOT(ISBLANK(F4)),ISBLANK(G4)))" style:apply-style-name="cf5" style:base-cell-address="Data_Sheet.G4"/>
      <style:map style:condition="is-true-formula(msoxl:AND(NOT(ISBLANK(F4)),ISBLANK(G4)))" style:apply-style-name="cf5" style:base-cell-address="Data_Sheet.G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H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  <style:map style:condition="is-true-formula(msoxl:AND(NOT(ISBLANK(F5)),ISBLANK(G5)))" style:apply-style-name="cf5" style:base-cell-address="Data_Sheet.G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  <style:map style:condition="is-true-formula(msoxl:AND(NOT(ISBLANK(I5)),ISBLANK(H5)))" style:apply-style-name="cf5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H6)),ISBLANK(G6)))" style:apply-style-name="cf5" style:base-cell-address="Data_Sheet.G6"/>
      <style:map style:condition="is-true-formula(msoxl:AND(NOT(ISBLANK(H6)),ISBLANK(G6)))" style:apply-style-name="cf5" style:base-cell-address="Data_Sheet.G6"/>
      <style:map style:condition="is-true-formula(msoxl:AND(NOT(ISBLANK(H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H6)),ISBLANK(G6)))" style:apply-style-name="cf5" style:base-cell-address="Data_Sheet.G6"/>
      <style:map style:condition="is-true-formula(msoxl:AND(NOT(ISBLANK(H6)),ISBLANK(G6)))" style:apply-style-name="cf5" style:base-cell-address="Data_Sheet.G6"/>
      <style:map style:condition="is-true-formula(msoxl:AND(NOT(ISBLANK(H6)),ISBLANK(G6)))" style:apply-style-name="cf5" style:base-cell-address="Data_Sheet.G6"/>
      <style:map style:condition="is-true-formula(msoxl:AND(NOT(ISBLANK(H6)),ISBLANK(G6)))" style:apply-style-name="cf5" style:base-cell-address="Data_Sheet.G6"/>
      <style:map style:condition="is-true-formula(msoxl:AND(NOT(ISBLANK(H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H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  <style:map style:condition="is-true-formula(msoxl:AND(NOT(ISBLANK(F6)),ISBLANK(G6)))" style:apply-style-name="cf5" style:base-cell-address="Data_Sheet.G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  <style:map style:condition="is-true-formula(msoxl:AND(NOT(ISBLANK(I6)),ISBLANK(H6)))" style:apply-style-name="cf5" style:base-cell-address="Data_Sheet.H6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  <style:map style:condition="is-true-formula(msoxl:AND(NOT(ISBLANK(I7)),ISBLANK(H7)))" style:apply-style-name="cf5" style:base-cell-address="Data_Sheet.H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  <style:map style:condition="is-true-formula(msoxl:AND(NOT(ISBLANK(F7)),ISBLANK(G7)))" style:apply-style-name="cf5" style:base-cell-address="Data_Sheet.G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  <style:map style:condition="is-true-formula(msoxl:AND(NOT(ISBLANK(F8)),ISBLANK(G8)))" style:apply-style-name="cf5" style:base-cell-address="Data_Sheet.G8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  <style:map style:condition="is-true-formula(msoxl:AND(NOT(ISBLANK(I8)),ISBLANK(H8)))" style:apply-style-name="cf5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  <style:map style:condition="is-true-formula(msoxl:AND(NOT(ISBLANK(F9)),ISBLANK(G9)))" style:apply-style-name="cf5" style:base-cell-address="Data_Sheet.G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  <style:map style:condition="is-true-formula(msoxl:AND(NOT(ISBLANK(I9)),ISBLANK(H9)))" style:apply-style-name="cf5" style:base-cell-address="Data_Sheet.H9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J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  <style:map style:condition="is-true-formula(msoxl:AND(NOT(ISBLANK(H5)),ISBLANK(I5)))" style:apply-style-name="cf5" style:base-cell-address="Data_Sheet.I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J6)),ISBLANK(I6)))" style:apply-style-name="cf5" style:base-cell-address="Data_Sheet.I6"/>
      <style:map style:condition="is-true-formula(msoxl:AND(NOT(ISBLANK(J6)),ISBLANK(I6)))" style:apply-style-name="cf5" style:base-cell-address="Data_Sheet.I6"/>
      <style:map style:condition="is-true-formula(msoxl:AND(NOT(ISBLANK(J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J6)),ISBLANK(I6)))" style:apply-style-name="cf5" style:base-cell-address="Data_Sheet.I6"/>
      <style:map style:condition="is-true-formula(msoxl:AND(NOT(ISBLANK(J6)),ISBLANK(I6)))" style:apply-style-name="cf5" style:base-cell-address="Data_Sheet.I6"/>
      <style:map style:condition="is-true-formula(msoxl:AND(NOT(ISBLANK(J6)),ISBLANK(I6)))" style:apply-style-name="cf5" style:base-cell-address="Data_Sheet.I6"/>
      <style:map style:condition="is-true-formula(msoxl:AND(NOT(ISBLANK(J6)),ISBLANK(I6)))" style:apply-style-name="cf5" style:base-cell-address="Data_Sheet.I6"/>
      <style:map style:condition="is-true-formula(msoxl:AND(NOT(ISBLANK(J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J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  <style:map style:condition="is-true-formula(msoxl:AND(NOT(ISBLANK(H6)),ISBLANK(I6)))" style:apply-style-name="cf5" style:base-cell-address="Data_Sheet.I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  <style:map style:condition="is-true-formula(msoxl:AND(NOT(ISBLANK(K6)),ISBLANK(J6)))" style:apply-style-name="cf5" style:base-cell-address="Data_Sheet.J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  <style:map style:condition="is-true-formula(msoxl:AND(NOT(ISBLANK(K5)),ISBLANK(J5)))" style:apply-style-name="cf5" style:base-cell-address="Data_Sheet.J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L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  <style:map style:condition="is-true-formula(msoxl:AND(NOT(ISBLANK(J5)),ISBLANK(K5)))" style:apply-style-name="cf5" style:base-cell-address="Data_Sheet.K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L6)),ISBLANK(K6)))" style:apply-style-name="cf5" style:base-cell-address="Data_Sheet.K6"/>
      <style:map style:condition="is-true-formula(msoxl:AND(NOT(ISBLANK(L6)),ISBLANK(K6)))" style:apply-style-name="cf5" style:base-cell-address="Data_Sheet.K6"/>
      <style:map style:condition="is-true-formula(msoxl:AND(NOT(ISBLANK(L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L6)),ISBLANK(K6)))" style:apply-style-name="cf5" style:base-cell-address="Data_Sheet.K6"/>
      <style:map style:condition="is-true-formula(msoxl:AND(NOT(ISBLANK(L6)),ISBLANK(K6)))" style:apply-style-name="cf5" style:base-cell-address="Data_Sheet.K6"/>
      <style:map style:condition="is-true-formula(msoxl:AND(NOT(ISBLANK(L6)),ISBLANK(K6)))" style:apply-style-name="cf5" style:base-cell-address="Data_Sheet.K6"/>
      <style:map style:condition="is-true-formula(msoxl:AND(NOT(ISBLANK(L6)),ISBLANK(K6)))" style:apply-style-name="cf5" style:base-cell-address="Data_Sheet.K6"/>
      <style:map style:condition="is-true-formula(msoxl:AND(NOT(ISBLANK(L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L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  <style:map style:condition="is-true-formula(msoxl:AND(NOT(ISBLANK(J6)),ISBLANK(K6)))" style:apply-style-name="cf5" style:base-cell-address="Data_Sheet.K6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H4)),ISBLANK(I4)))" style:apply-style-name="cf6" style:base-cell-address="Data_Sheet.I4"/>
      <style:map style:condition="is-true-formula(msoxl:AND(NOT(ISBLANK(E4)),ISBLANK(D4)))" style:apply-style-name="cf6" style:base-cell-address="Data_Sheet.D4"/>
      <style:map style:condition="is-true-formula(msoxl:AND(NOT(ISBLANK(I4)),ISBLANK(H4)))" style:apply-style-name="cf5" style:base-cell-address="Data_Sheet.H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H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H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H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H4)),ISBLANK(I4)))" style:apply-style-name="cf5" style:base-cell-address="Data_Sheet.I4"/>
      <style:map style:condition="is-true-formula(msoxl:AND(NOT(ISBLANK(J4)),ISBLANK(I4)))" style:apply-style-name="cf5" style:base-cell-address="Data_Sheet.I4"/>
      <style:map style:condition="is-true-formula(msoxl:AND(NOT(ISBLANK(H4)),ISBLANK(I4)))" style:apply-style-name="cf5" style:base-cell-address="Data_Sheet.I4"/>
      <style:map style:condition="is-true-formula(msoxl:AND(NOT(ISBLANK(H4)),ISBLANK(I4)))" style:apply-style-name="cf5" style:base-cell-address="Data_Sheet.I4"/>
      <style:map style:condition="is-true-formula(msoxl:AND(NOT(ISBLANK(H4)),ISBLANK(I4)))" style:apply-style-name="cf5" style:base-cell-address="Data_Sheet.I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K4)),ISBLANK(J4)))" style:apply-style-name="cf6" style:base-cell-address="Data_Sheet.J4"/>
      <style:map style:condition="is-true-formula(msoxl:AND(NOT(ISBLANK(E4)),ISBLANK(D4)))" style:apply-style-name="cf6" style:base-cell-address="Data_Sheet.D4"/>
      <style:map style:condition="is-true-formula(msoxl:AND(NOT(ISBLANK(I4)),ISBLANK(H4)))" style:apply-style-name="cf5" style:base-cell-address="Data_Sheet.H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  <style:map style:condition="is-true-formula(msoxl:AND(NOT(ISBLANK(K4)),ISBLANK(J4)))" style:apply-style-name="cf5" style:base-cell-address="Data_Sheet.J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J4)),ISBLANK(K4)))" style:apply-style-name="cf6" style:base-cell-address="Data_Sheet.K4"/>
      <style:map style:condition="is-true-formula(msoxl:AND(NOT(ISBLANK(E4)),ISBLANK(D4)))" style:apply-style-name="cf6" style:base-cell-address="Data_Sheet.D4"/>
      <style:map style:condition="is-true-formula(msoxl:AND(NOT(ISBLANK(I4)),ISBLANK(H4)))" style:apply-style-name="cf5" style:base-cell-address="Data_Sheet.H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J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J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J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J4)),ISBLANK(K4)))" style:apply-style-name="cf5" style:base-cell-address="Data_Sheet.K4"/>
      <style:map style:condition="is-true-formula(msoxl:AND(NOT(ISBLANK(L4)),ISBLANK(K4)))" style:apply-style-name="cf5" style:base-cell-address="Data_Sheet.K4"/>
      <style:map style:condition="is-true-formula(msoxl:AND(NOT(ISBLANK(J4)),ISBLANK(K4)))" style:apply-style-name="cf5" style:base-cell-address="Data_Sheet.K4"/>
      <style:map style:condition="is-true-formula(msoxl:AND(NOT(ISBLANK(J4)),ISBLANK(K4)))" style:apply-style-name="cf5" style:base-cell-address="Data_Sheet.K4"/>
      <style:map style:condition="is-true-formula(msoxl:AND(NOT(ISBLANK(J4)),ISBLANK(K4)))" style:apply-style-name="cf5" style:base-cell-address="Data_Sheet.K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M4)),ISBLANK(L4)))" style:apply-style-name="cf6" style:base-cell-address="Data_Sheet.L4"/>
      <style:map style:condition="is-true-formula(msoxl:AND(NOT(ISBLANK(E4)),ISBLANK(D4)))" style:apply-style-name="cf6" style:base-cell-address="Data_Sheet.D4"/>
      <style:map style:condition="is-true-formula(msoxl:AND(NOT(ISBLANK(I4)),ISBLANK(H4)))" style:apply-style-name="cf5" style:base-cell-address="Data_Sheet.H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  <style:map style:condition="is-true-formula(msoxl:AND(NOT(ISBLANK(M4)),ISBLANK(L4)))" style:apply-style-name="cf5" style:base-cell-address="Data_Sheet.L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L4)),ISBLANK(M4)))" style:apply-style-name="cf6" style:base-cell-address="Data_Sheet.M4"/>
      <style:map style:condition="is-true-formula(msoxl:AND(NOT(ISBLANK(E4)),ISBLANK(D4)))" style:apply-style-name="cf6" style:base-cell-address="Data_Sheet.D4"/>
      <style:map style:condition="is-true-formula(msoxl:AND(NOT(ISBLANK(M4)),ISBLANK(L4)))" style:apply-style-name="cf5" style:base-cell-address="Data_Sheet.L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L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L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L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L4)),ISBLANK(M4)))" style:apply-style-name="cf5" style:base-cell-address="Data_Sheet.M4"/>
      <style:map style:condition="is-true-formula(msoxl:AND(NOT(ISBLANK(N4)),ISBLANK(M4)))" style:apply-style-name="cf5" style:base-cell-address="Data_Sheet.M4"/>
      <style:map style:condition="is-true-formula(msoxl:AND(NOT(ISBLANK(L4)),ISBLANK(M4)))" style:apply-style-name="cf5" style:base-cell-address="Data_Sheet.M4"/>
      <style:map style:condition="is-true-formula(msoxl:AND(NOT(ISBLANK(L4)),ISBLANK(M4)))" style:apply-style-name="cf5" style:base-cell-address="Data_Sheet.M4"/>
      <style:map style:condition="is-true-formula(msoxl:AND(NOT(ISBLANK(L4)),ISBLANK(M4)))" style:apply-style-name="cf5" style:base-cell-address="Data_Sheet.M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  <style:map style:condition="is-true-formula(msoxl:AND(NOT(ISBLANK(H7)),ISBLANK(I7)))" style:apply-style-name="cf5" style:base-cell-address="Data_Sheet.I7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  <style:map style:condition="is-true-formula(msoxl:AND(NOT(ISBLANK(H8)),ISBLANK(I8)))" style:apply-style-name="cf5" style:base-cell-address="Data_Sheet.I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  <style:map style:condition="is-true-formula(msoxl:AND(NOT(ISBLANK(H9)),ISBLANK(I9)))" style:apply-style-name="cf5" style:base-cell-address="Data_Sheet.I9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  <style:map style:condition="is-true-formula(msoxl:AND(NOT(ISBLANK(K8)),ISBLANK(J8)))" style:apply-style-name="cf5" style:base-cell-address="Data_Sheet.J8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  <style:map style:condition="is-true-formula(msoxl:AND(NOT(ISBLANK(K9)),ISBLANK(J9)))" style:apply-style-name="cf5" style:base-cell-address="Data_Sheet.J9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  <style:map style:condition="is-true-formula(msoxl:AND(NOT(ISBLANK(K7)),ISBLANK(J7)))" style:apply-style-name="cf5" style:base-cell-address="Data_Sheet.J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  <style:map style:condition="is-true-formula(msoxl:AND(NOT(ISBLANK(J8)),ISBLANK(K8)))" style:apply-style-name="cf5" style:base-cell-address="Data_Sheet.K8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  <style:map style:condition="is-true-formula(msoxl:AND(NOT(ISBLANK(J9)),ISBLANK(K9)))" style:apply-style-name="cf5" style:base-cell-address="Data_Sheet.K9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  <style:map style:condition="is-true-formula(msoxl:AND(NOT(ISBLANK(J7)),ISBLANK(K7)))" style:apply-style-name="cf5" style:base-cell-address="Data_Sheet.K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  <style:map style:condition="is-true-formula(msoxl:AND(NOT(ISBLANK(M8)),ISBLANK(L8)))" style:apply-style-name="cf5" style:base-cell-address="Data_Sheet.L8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  <style:map style:condition="is-true-formula(msoxl:AND(NOT(ISBLANK(M7)),ISBLANK(L7)))" style:apply-style-name="cf5" style:base-cell-address="Data_Sheet.L7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  <style:map style:condition="is-true-formula(msoxl:AND(NOT(ISBLANK(M9)),ISBLANK(L9)))" style:apply-style-name="cf5" style:base-cell-address="Data_Sheet.L9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  <style:map style:condition="is-true-formula(msoxl:AND(NOT(ISBLANK(O5)),ISBLANK(N5)))" style:apply-style-name="cf5" style:base-cell-address="Data_Sheet.N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P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  <style:map style:condition="is-true-formula(msoxl:AND(NOT(ISBLANK(N5)),ISBLANK(O5)))" style:apply-style-name="cf5" style:base-cell-address="Data_Sheet.O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N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  <style:map style:condition="is-true-formula(msoxl:AND(NOT(ISBLANK(L5)),ISBLANK(M5)))" style:apply-style-name="cf5" style:base-cell-address="Data_Sheet.M5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  <style:map style:condition="is-true-formula(msoxl:AND(NOT(ISBLANK(O6)),ISBLANK(N6)))" style:apply-style-name="cf5" style:base-cell-address="Data_Sheet.N6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N6)),ISBLANK(M6)))" style:apply-style-name="cf5" style:base-cell-address="Data_Sheet.M6"/>
      <style:map style:condition="is-true-formula(msoxl:AND(NOT(ISBLANK(N6)),ISBLANK(M6)))" style:apply-style-name="cf5" style:base-cell-address="Data_Sheet.M6"/>
      <style:map style:condition="is-true-formula(msoxl:AND(NOT(ISBLANK(N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N6)),ISBLANK(M6)))" style:apply-style-name="cf5" style:base-cell-address="Data_Sheet.M6"/>
      <style:map style:condition="is-true-formula(msoxl:AND(NOT(ISBLANK(N6)),ISBLANK(M6)))" style:apply-style-name="cf5" style:base-cell-address="Data_Sheet.M6"/>
      <style:map style:condition="is-true-formula(msoxl:AND(NOT(ISBLANK(N6)),ISBLANK(M6)))" style:apply-style-name="cf5" style:base-cell-address="Data_Sheet.M6"/>
      <style:map style:condition="is-true-formula(msoxl:AND(NOT(ISBLANK(N6)),ISBLANK(M6)))" style:apply-style-name="cf5" style:base-cell-address="Data_Sheet.M6"/>
      <style:map style:condition="is-true-formula(msoxl:AND(NOT(ISBLANK(N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N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  <style:map style:condition="is-true-formula(msoxl:AND(NOT(ISBLANK(L6)),ISBLANK(M6)))" style:apply-style-name="cf5" style:base-cell-address="Data_Sheet.M6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P6)),ISBLANK(O6)))" style:apply-style-name="cf5" style:base-cell-address="Data_Sheet.O6"/>
      <style:map style:condition="is-true-formula(msoxl:AND(NOT(ISBLANK(P6)),ISBLANK(O6)))" style:apply-style-name="cf5" style:base-cell-address="Data_Sheet.O6"/>
      <style:map style:condition="is-true-formula(msoxl:AND(NOT(ISBLANK(P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P6)),ISBLANK(O6)))" style:apply-style-name="cf5" style:base-cell-address="Data_Sheet.O6"/>
      <style:map style:condition="is-true-formula(msoxl:AND(NOT(ISBLANK(P6)),ISBLANK(O6)))" style:apply-style-name="cf5" style:base-cell-address="Data_Sheet.O6"/>
      <style:map style:condition="is-true-formula(msoxl:AND(NOT(ISBLANK(P6)),ISBLANK(O6)))" style:apply-style-name="cf5" style:base-cell-address="Data_Sheet.O6"/>
      <style:map style:condition="is-true-formula(msoxl:AND(NOT(ISBLANK(P6)),ISBLANK(O6)))" style:apply-style-name="cf5" style:base-cell-address="Data_Sheet.O6"/>
      <style:map style:condition="is-true-formula(msoxl:AND(NOT(ISBLANK(P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P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  <style:map style:condition="is-true-formula(msoxl:AND(NOT(ISBLANK(N6)),ISBLANK(O6)))" style:apply-style-name="cf5" style:base-cell-address="Data_Sheet.O6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  <style:map style:condition="is-true-formula(msoxl:AND(NOT(ISBLANK(M5)),ISBLANK(L5)))" style:apply-style-name="cf5" style:base-cell-address="Data_Sheet.L5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  <style:map style:condition="is-true-formula(msoxl:AND(NOT(ISBLANK(M6)),ISBLANK(L6)))" style:apply-style-name="cf5" style:base-cell-address="Data_Sheet.L6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  <style:map style:condition="is-true-formula(msoxl:AND(NOT(ISBLANK(L8)),ISBLANK(M8)))" style:apply-style-name="cf5" style:base-cell-address="Data_Sheet.M8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  <style:map style:condition="is-true-formula(msoxl:AND(NOT(ISBLANK(L9)),ISBLANK(M9)))" style:apply-style-name="cf5" style:base-cell-address="Data_Sheet.M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  <style:map style:condition="is-true-formula(msoxl:AND(NOT(ISBLANK(L7)),ISBLANK(M7)))" style:apply-style-name="cf5" style:base-cell-address="Data_Sheet.M7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  <style:map style:condition="is-true-formula(msoxl:AND(NOT(ISBLANK(O8)),ISBLANK(N8)))" style:apply-style-name="cf5" style:base-cell-address="Data_Sheet.N8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  <style:map style:condition="is-true-formula(msoxl:AND(NOT(ISBLANK(O7)),ISBLANK(N7)))" style:apply-style-name="cf5" style:base-cell-address="Data_Sheet.N7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  <style:map style:condition="is-true-formula(msoxl:AND(NOT(ISBLANK(O9)),ISBLANK(N9)))" style:apply-style-name="cf5" style:base-cell-address="Data_Sheet.N9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5" style:base-cell-address="Data_Sheet.P4"/>
      <style:map style:condition="is-true-formula(msoxl:AND(NOT(ISBLANK(Q5)),ISBLANK(P5)))" style:apply-style-name="cf5" style:base-cell-address="Data_Sheet.P5"/>
      <style:map style:condition="is-true-formula(msoxl:AND(NOT(ISBLANK(Q5)),ISBLANK(P5)))" style:apply-style-name="cf5" style:base-cell-address="Data_Sheet.P5"/>
      <style:map style:condition="is-true-formula(msoxl:AND(NOT(ISBLANK(Q5)),ISBLANK(P5)))" style:apply-style-name="cf5" style:base-cell-address="Data_Sheet.P5"/>
      <style:map style:condition="is-true-formula(msoxl:AND(NOT(ISBLANK(Q5)),ISBLANK(P5)))" style:apply-style-name="cf5" style:base-cell-address="Data_Sheet.P5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5" style:base-cell-address="Data_Sheet.Q6"/>
      <style:map style:condition="is-true-formula(msoxl:AND(NOT(ISBLANK(R6)),ISBLANK(Q6)))" style:apply-style-name="cf5" style:base-cell-address="Data_Sheet.Q6"/>
      <style:map style:condition="is-true-formula(msoxl:AND(NOT(ISBLANK(R6)),ISBLANK(Q6)))" style:apply-style-name="cf5" style:base-cell-address="Data_Sheet.Q6"/>
      <style:map style:condition="is-true-formula(msoxl:AND(NOT(ISBLANK(R6)),ISBLANK(Q6)))" style:apply-style-name="cf5" style:base-cell-address="Data_Sheet.Q6"/>
      <style:map style:condition="is-true-formula(msoxl:AND(NOT(ISBLANK(P6)),ISBLANK(Q6)))" style:apply-style-name="cf5" style:base-cell-address="Data_Sheet.Q6"/>
      <style:map style:condition="is-true-formula(msoxl:AND(NOT(ISBLANK(P6)),ISBLANK(Q6)))" style:apply-style-name="cf5" style:base-cell-address="Data_Sheet.Q6"/>
      <style:map style:condition="is-true-formula(msoxl:AND(NOT(ISBLANK(P6)),ISBLANK(Q6)))" style:apply-style-name="cf5" style:base-cell-address="Data_Sheet.Q6"/>
      <style:map style:condition="is-true-formula(msoxl:AND(NOT(ISBLANK(P6)),ISBLANK(Q6)))" style:apply-style-name="cf5" style:base-cell-address="Data_Sheet.Q6"/>
      <style:map style:condition="is-true-formula(msoxl:AND(NOT(ISBLANK(P6)),ISBLANK(Q6)))" style:apply-style-name="cf5" style:base-cell-address="Data_Sheet.Q6"/>
      <style:map style:condition="is-true-formula(msoxl:AND(NOT(ISBLANK(P6)),ISBLANK(Q6)))" style:apply-style-name="cf5" style:base-cell-address="Data_Sheet.Q6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5" style:base-cell-address="Data_Sheet.P4"/>
      <style:map style:condition="is-true-formula(msoxl:AND(NOT(ISBLANK(R5)),ISBLANK(Q5)))" style:apply-style-name="cf5" style:base-cell-address="Data_Sheet.Q5"/>
      <style:map style:condition="is-true-formula(msoxl:AND(NOT(ISBLANK(R5)),ISBLANK(Q5)))" style:apply-style-name="cf5" style:base-cell-address="Data_Sheet.Q5"/>
      <style:map style:condition="is-true-formula(msoxl:AND(NOT(ISBLANK(R5)),ISBLANK(Q5)))" style:apply-style-name="cf5" style:base-cell-address="Data_Sheet.Q5"/>
      <style:map style:condition="is-true-formula(msoxl:AND(NOT(ISBLANK(P5)),ISBLANK(Q5)))" style:apply-style-name="cf5" style:base-cell-address="Data_Sheet.Q5"/>
      <style:map style:condition="is-true-formula(msoxl:AND(NOT(ISBLANK(P5)),ISBLANK(Q5)))" style:apply-style-name="cf5" style:base-cell-address="Data_Sheet.Q5"/>
      <style:map style:condition="is-true-formula(msoxl:AND(NOT(ISBLANK(P5)),ISBLANK(Q5)))" style:apply-style-name="cf5" style:base-cell-address="Data_Sheet.Q5"/>
      <style:map style:condition="is-true-formula(msoxl:AND(NOT(ISBLANK(P5)),ISBLANK(Q5)))" style:apply-style-name="cf5" style:base-cell-address="Data_Sheet.Q5"/>
      <style:map style:condition="is-true-formula(msoxl:AND(NOT(ISBLANK(P5)),ISBLANK(Q5)))" style:apply-style-name="cf5" style:base-cell-address="Data_Sheet.Q5"/>
      <style:map style:condition="is-true-formula(msoxl:AND(NOT(ISBLANK(P5)),ISBLANK(Q5)))" style:apply-style-name="cf5" style:base-cell-address="Data_Sheet.Q5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  <style:map style:condition="is-true-formula(msoxl:AND(NOT(ISBLANK(S5)),ISBLANK(R5)))" style:apply-style-name="cf5" style:base-cell-address="Data_Sheet.R5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5" style:base-cell-address="Data_Sheet.R4"/>
      <style:map style:condition="is-true-formula(msoxl:AND(NOT(ISBLANK(S6)),ISBLANK(R6)))" style:apply-style-name="cf5" style:base-cell-address="Data_Sheet.R6"/>
      <style:map style:condition="is-true-formula(msoxl:AND(NOT(ISBLANK(S7)),ISBLANK(R7)))" style:apply-style-name="cf5" style:base-cell-address="Data_Sheet.R7"/>
      <style:map style:condition="is-true-formula(msoxl:AND(NOT(ISBLANK(S7)),ISBLANK(R7)))" style:apply-style-name="cf5" style:base-cell-address="Data_Sheet.R7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  <style:map style:condition="is-true-formula(msoxl:AND(NOT(ISBLANK(S6)),ISBLANK(R6)))" style:apply-style-name="cf5" style:base-cell-address="Data_Sheet.R6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  <style:map style:condition="is-true-formula(msoxl:AND(NOT(ISBLANK(S8)),ISBLANK(R8)))" style:apply-style-name="cf5" style:base-cell-address="Data_Sheet.R8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O4)),ISBLANK(N4)))" style:apply-style-name="cf6" style:base-cell-address="Data_Sheet.N4"/>
      <style:map style:condition="is-true-formula(msoxl:AND(NOT(ISBLANK(E4)),ISBLANK(D4)))" style:apply-style-name="cf6" style:base-cell-address="Data_Sheet.D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  <style:map style:condition="is-true-formula(msoxl:AND(NOT(ISBLANK(O4)),ISBLANK(N4)))" style:apply-style-name="cf5" style:base-cell-address="Data_Sheet.N4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N4)),ISBLANK(O4)))" style:apply-style-name="cf6" style:base-cell-address="Data_Sheet.O4"/>
      <style:map style:condition="is-true-formula(msoxl:AND(NOT(ISBLANK(E4)),ISBLANK(D4)))" style:apply-style-name="cf6" style:base-cell-address="Data_Sheet.D4"/>
      <style:map style:condition="is-true-formula(msoxl:AND(NOT(ISBLANK(O4)),ISBLANK(N4)))" style:apply-style-name="cf5" style:base-cell-address="Data_Sheet.N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N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N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N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N4)),ISBLANK(O4)))" style:apply-style-name="cf5" style:base-cell-address="Data_Sheet.O4"/>
      <style:map style:condition="is-true-formula(msoxl:AND(NOT(ISBLANK(P4)),ISBLANK(O4)))" style:apply-style-name="cf5" style:base-cell-address="Data_Sheet.O4"/>
      <style:map style:condition="is-true-formula(msoxl:AND(NOT(ISBLANK(N4)),ISBLANK(O4)))" style:apply-style-name="cf5" style:base-cell-address="Data_Sheet.O4"/>
      <style:map style:condition="is-true-formula(msoxl:AND(NOT(ISBLANK(N4)),ISBLANK(O4)))" style:apply-style-name="cf5" style:base-cell-address="Data_Sheet.O4"/>
      <style:map style:condition="is-true-formula(msoxl:AND(NOT(ISBLANK(N4)),ISBLANK(O4)))" style:apply-style-name="cf5" style:base-cell-address="Data_Sheet.O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5" style:base-cell-address="Data_Sheet.P4"/>
      <style:map style:condition="is-true-formula(msoxl:AND(NOT(ISBLANK(Q4)),ISBLANK(P4)))" style:apply-style-name="cf5" style:base-cell-address="Data_Sheet.P4"/>
      <style:map style:condition="is-true-formula(msoxl:AND(NOT(ISBLANK(Q4)),ISBLANK(P4)))" style:apply-style-name="cf5" style:base-cell-address="Data_Sheet.P4"/>
      <style:map style:condition="is-true-formula(msoxl:AND(NOT(ISBLANK(Q4)),ISBLANK(P4)))" style:apply-style-name="cf5" style:base-cell-address="Data_Sheet.P4"/>
      <style:map style:condition="is-true-formula(msoxl:AND(NOT(ISBLANK(Q4)),ISBLANK(P4)))" style:apply-style-name="cf5" style:base-cell-address="Data_Sheet.P4"/>
      <style:map style:condition="is-true-formula(msoxl:AND(NOT(ISBLANK(Q4)),ISBLANK(P4)))" style:apply-style-name="cf5" style:base-cell-address="Data_Sheet.P4"/>
      <style:map style:condition="is-true-formula(msoxl:AND(NOT(ISBLANK(Q4)),ISBLANK(P4)))" style:apply-style-name="cf5" style:base-cell-address="Data_Sheet.P4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5" style:base-cell-address="Data_Sheet.P4"/>
      <style:map style:condition="is-true-formula(msoxl:AND(NOT(ISBLANK(R4)),ISBLANK(Q4)))" style:apply-style-name="cf5" style:base-cell-address="Data_Sheet.Q4"/>
      <style:map style:condition="is-true-formula(msoxl:AND(NOT(ISBLANK(R4)),ISBLANK(Q4)))" style:apply-style-name="cf5" style:base-cell-address="Data_Sheet.Q4"/>
      <style:map style:condition="is-true-formula(msoxl:AND(NOT(ISBLANK(R4)),ISBLANK(Q4)))" style:apply-style-name="cf5" style:base-cell-address="Data_Sheet.Q4"/>
      <style:map style:condition="is-true-formula(msoxl:AND(NOT(ISBLANK(P4)),ISBLANK(Q4)))" style:apply-style-name="cf5" style:base-cell-address="Data_Sheet.Q4"/>
      <style:map style:condition="is-true-formula(msoxl:AND(NOT(ISBLANK(P4)),ISBLANK(Q4)))" style:apply-style-name="cf5" style:base-cell-address="Data_Sheet.Q4"/>
      <style:map style:condition="is-true-formula(msoxl:AND(NOT(ISBLANK(P4)),ISBLANK(Q4)))" style:apply-style-name="cf5" style:base-cell-address="Data_Sheet.Q4"/>
      <style:map style:condition="is-true-formula(msoxl:AND(NOT(ISBLANK(P4)),ISBLANK(Q4)))" style:apply-style-name="cf5" style:base-cell-address="Data_Sheet.Q4"/>
      <style:map style:condition="is-true-formula(msoxl:AND(NOT(ISBLANK(P4)),ISBLANK(Q4)))" style:apply-style-name="cf5" style:base-cell-address="Data_Sheet.Q4"/>
      <style:map style:condition="is-true-formula(msoxl:AND(NOT(ISBLANK(P4)),ISBLANK(Q4)))" style:apply-style-name="cf5" style:base-cell-address="Data_Sheet.Q4"/>
      <style:map style:condition="is-true-formula(msoxl:AND(NOT(ISBLANK(P4)),ISBLANK(Q4)))" style:apply-style-name="cf5" style:base-cell-address="Data_Sheet.Q4"/>
      <style:map style:condition="is-true-formula(msoxl:AND(NOT(ISBLANK(P4)),ISBLANK(Q4)))" style:apply-style-name="cf5" style:base-cell-address="Data_Sheet.Q4"/>
      <style:map style:condition="is-true-formula(msoxl:AND(NOT(ISBLANK(P4)),ISBLANK(Q4)))" style:apply-style-name="cf5" style:base-cell-address="Data_Sheet.Q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Q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Q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Q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  <style:map style:condition="is-true-formula(msoxl:AND(NOT(ISBLANK(S4)),ISBLANK(R4)))" style:apply-style-name="cf5" style:base-cell-address="Data_Sheet.R4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5" style:base-cell-address="Data_Sheet.Q7"/>
      <style:map style:condition="is-true-formula(msoxl:AND(NOT(ISBLANK(R7)),ISBLANK(Q7)))" style:apply-style-name="cf5" style:base-cell-address="Data_Sheet.Q7"/>
      <style:map style:condition="is-true-formula(msoxl:AND(NOT(ISBLANK(R7)),ISBLANK(Q7)))" style:apply-style-name="cf5" style:base-cell-address="Data_Sheet.Q7"/>
      <style:map style:condition="is-true-formula(msoxl:AND(NOT(ISBLANK(R7)),ISBLANK(Q7)))" style:apply-style-name="cf5" style:base-cell-address="Data_Sheet.Q7"/>
      <style:map style:condition="is-true-formula(msoxl:AND(NOT(ISBLANK(P7)),ISBLANK(Q7)))" style:apply-style-name="cf5" style:base-cell-address="Data_Sheet.Q7"/>
      <style:map style:condition="is-true-formula(msoxl:AND(NOT(ISBLANK(P7)),ISBLANK(Q7)))" style:apply-style-name="cf5" style:base-cell-address="Data_Sheet.Q7"/>
      <style:map style:condition="is-true-formula(msoxl:AND(NOT(ISBLANK(P7)),ISBLANK(Q7)))" style:apply-style-name="cf5" style:base-cell-address="Data_Sheet.Q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  <style:map style:condition="is-true-formula(msoxl:AND(NOT(ISBLANK(N7)),ISBLANK(O7)))" style:apply-style-name="cf5" style:base-cell-address="Data_Sheet.O7"/>
    </style:style>
    <style:style style:name="ce11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5" style:base-cell-address="Data_Sheet.Q8"/>
      <style:map style:condition="is-true-formula(msoxl:AND(NOT(ISBLANK(R8)),ISBLANK(Q8)))" style:apply-style-name="cf5" style:base-cell-address="Data_Sheet.Q8"/>
      <style:map style:condition="is-true-formula(msoxl:AND(NOT(ISBLANK(R8)),ISBLANK(Q8)))" style:apply-style-name="cf5" style:base-cell-address="Data_Sheet.Q8"/>
      <style:map style:condition="is-true-formula(msoxl:AND(NOT(ISBLANK(R8)),ISBLANK(Q8)))" style:apply-style-name="cf5" style:base-cell-address="Data_Sheet.Q8"/>
      <style:map style:condition="is-true-formula(msoxl:AND(NOT(ISBLANK(P8)),ISBLANK(Q8)))" style:apply-style-name="cf5" style:base-cell-address="Data_Sheet.Q8"/>
      <style:map style:condition="is-true-formula(msoxl:AND(NOT(ISBLANK(P8)),ISBLANK(Q8)))" style:apply-style-name="cf5" style:base-cell-address="Data_Sheet.Q8"/>
      <style:map style:condition="is-true-formula(msoxl:AND(NOT(ISBLANK(P8)),ISBLANK(Q8)))" style:apply-style-name="cf5" style:base-cell-address="Data_Sheet.Q8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  <style:map style:condition="is-true-formula(msoxl:AND(NOT(ISBLANK(N8)),ISBLANK(O8)))" style:apply-style-name="cf5" style:base-cell-address="Data_Sheet.O8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  <style:map style:condition="is-true-formula(msoxl:AND(NOT(ISBLANK(N9)),ISBLANK(O9)))" style:apply-style-name="cf5" style:base-cell-address="Data_Sheet.O9"/>
    </style:style>
    <style:style style:name="ce11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5" style:base-cell-address="Data_Sheet.P4"/>
      <style:map style:condition="is-true-formula(msoxl:AND(NOT(ISBLANK(Q9)),ISBLANK(P9)))" style:apply-style-name="cf5" style:base-cell-address="Data_Sheet.P9"/>
      <style:map style:condition="is-true-formula(msoxl:AND(NOT(ISBLANK(Q9)),ISBLANK(P9)))" style:apply-style-name="cf5" style:base-cell-address="Data_Sheet.P9"/>
      <style:map style:condition="is-true-formula(msoxl:AND(NOT(ISBLANK(Q9)),ISBLANK(P9)))" style:apply-style-name="cf5" style:base-cell-address="Data_Sheet.P9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5" style:base-cell-address="Data_Sheet.R9"/>
      <style:map style:condition="is-true-formula(msoxl:AND(NOT(ISBLANK(S9)),ISBLANK(R9)))" style:apply-style-name="cf5" style:base-cell-address="Data_Sheet.R9"/>
      <style:map style:condition="is-true-formula(msoxl:AND(NOT(ISBLANK(S9)),ISBLANK(R9)))" style:apply-style-name="cf5" style:base-cell-address="Data_Sheet.R9"/>
      <style:map style:condition="is-true-formula(msoxl:AND(NOT(ISBLANK(S9)),ISBLANK(R9)))" style:apply-style-name="cf5" style:base-cell-address="Data_Sheet.R9"/>
      <style:map style:condition="is-true-formula(msoxl:AND(NOT(ISBLANK(S9)),ISBLANK(R9)))" style:apply-style-name="cf5" style:base-cell-address="Data_Sheet.R9"/>
      <style:map style:condition="is-true-formula(msoxl:AND(NOT(ISBLANK(S9)),ISBLANK(R9)))" style:apply-style-name="cf5" style:base-cell-address="Data_Sheet.R9"/>
      <style:map style:condition="is-true-formula(msoxl:AND(NOT(ISBLANK(S9)),ISBLANK(R9)))" style:apply-style-name="cf5" style:base-cell-address="Data_Sheet.R9"/>
      <style:map style:condition="is-true-formula(msoxl:AND(NOT(ISBLANK(S9)),ISBLANK(R9)))" style:apply-style-name="cf5" style:base-cell-address="Data_Sheet.R9"/>
      <style:map style:condition="is-true-formula(msoxl:AND(NOT(ISBLANK(S9)),ISBLANK(R9)))" style:apply-style-name="cf5" style:base-cell-address="Data_Sheet.R9"/>
      <style:map style:condition="is-true-formula(msoxl:AND(NOT(ISBLANK(S9)),ISBLANK(R9)))" style:apply-style-name="cf5" style:base-cell-address="Data_Sheet.R9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  <style:map style:condition="is-true-formula(msoxl:AND(NOT(ISBLANK(R9)),ISBLANK(S9)))" style:apply-style-name="cf5" style:base-cell-address="Data_Sheet.S9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  <style:map style:condition="is-true-formula(msoxl:AND(NOT(ISBLANK(R8)),ISBLANK(S8)))" style:apply-style-name="cf5" style:base-cell-address="Data_Sheet.S8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5" style:base-cell-address="Data_Sheet.S7"/>
      <style:map style:condition="is-true-formula(msoxl:AND(NOT(ISBLANK(R7)),ISBLANK(S7)))" style:apply-style-name="cf5" style:base-cell-address="Data_Sheet.S7"/>
      <style:map style:condition="is-true-formula(msoxl:AND(NOT(ISBLANK(R7)),ISBLANK(S7)))" style:apply-style-name="cf5" style:base-cell-address="Data_Sheet.S7"/>
      <style:map style:condition="is-true-formula(msoxl:AND(NOT(ISBLANK(R7)),ISBLANK(S7)))" style:apply-style-name="cf5" style:base-cell-address="Data_Sheet.S7"/>
      <style:map style:condition="is-true-formula(msoxl:AND(NOT(ISBLANK(R7)),ISBLANK(S7)))" style:apply-style-name="cf5" style:base-cell-address="Data_Sheet.S7"/>
      <style:map style:condition="is-true-formula(msoxl:AND(NOT(ISBLANK(R7)),ISBLANK(S7)))" style:apply-style-name="cf5" style:base-cell-address="Data_Sheet.S7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  <style:map style:condition="is-true-formula(msoxl:AND(NOT(ISBLANK(U8)),ISBLANK(T8)))" style:apply-style-name="cf5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5" style:base-cell-address="Data_Sheet.T5"/>
      <style:map style:condition="is-true-formula(msoxl:AND(NOT(ISBLANK(U7)),ISBLANK(T7)))" style:apply-style-name="cf5" style:base-cell-address="Data_Sheet.T7"/>
      <style:map style:condition="is-true-formula(msoxl:AND(NOT(ISBLANK(U7)),ISBLANK(T7)))" style:apply-style-name="cf5" style:base-cell-address="Data_Sheet.T7"/>
      <style:map style:condition="is-true-formula(msoxl:AND(NOT(ISBLANK(U7)),ISBLANK(T7)))" style:apply-style-name="cf5" style:base-cell-address="Data_Sheet.T7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5" style:base-cell-address="Data_Sheet.T9"/>
      <style:map style:condition="is-true-formula(msoxl:AND(NOT(ISBLANK(U9)),ISBLANK(T9)))" style:apply-style-name="cf5" style:base-cell-address="Data_Sheet.T9"/>
      <style:map style:condition="is-true-formula(msoxl:AND(NOT(ISBLANK(U9)),ISBLANK(T9)))" style:apply-style-name="cf5" style:base-cell-address="Data_Sheet.T9"/>
      <style:map style:condition="is-true-formula(msoxl:AND(NOT(ISBLANK(U9)),ISBLANK(T9)))" style:apply-style-name="cf5" style:base-cell-address="Data_Sheet.T9"/>
      <style:map style:condition="is-true-formula(msoxl:AND(NOT(ISBLANK(U9)),ISBLANK(T9)))" style:apply-style-name="cf5" style:base-cell-address="Data_Sheet.T9"/>
      <style:map style:condition="is-true-formula(msoxl:AND(NOT(ISBLANK(U9)),ISBLANK(T9)))" style:apply-style-name="cf5" style:base-cell-address="Data_Sheet.T9"/>
      <style:map style:condition="is-true-formula(msoxl:AND(NOT(ISBLANK(U9)),ISBLANK(T9)))" style:apply-style-name="cf5" style:base-cell-address="Data_Sheet.T9"/>
      <style:map style:condition="is-true-formula(msoxl:AND(NOT(ISBLANK(U9)),ISBLANK(T9)))" style:apply-style-name="cf5" style:base-cell-address="Data_Sheet.T9"/>
      <style:map style:condition="is-true-formula(msoxl:AND(NOT(ISBLANK(U9)),ISBLANK(T9)))" style:apply-style-name="cf5" style:base-cell-address="Data_Sheet.T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  <style:map style:condition="is-true-formula(msoxl:AND(NOT(ISBLANK(R6)),ISBLANK(S6)))" style:apply-style-name="cf5" style:base-cell-address="Data_Sheet.S6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  <style:map style:condition="is-true-formula(msoxl:AND(NOT(ISBLANK(R5)),ISBLANK(S5)))" style:apply-style-name="cf5" style:base-cell-address="Data_Sheet.S5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4)),ISBLANK(T4)))" style:apply-style-name="cf5" style:base-cell-address="Data_Sheet.T4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  <style:map style:condition="is-true-formula(msoxl:AND(NOT(ISBLANK(U6)),ISBLANK(T6)))" style:apply-style-name="cf5" style:base-cell-address="Data_Sheet.T6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  <style:map style:condition="is-true-formula(msoxl:AND(NOT(ISBLANK(U5)),ISBLANK(T5)))" style:apply-style-name="cf5" style:base-cell-address="Data_Sheet.T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  <style:map style:condition="is-true-formula(msoxl:AND(NOT(ISBLANK(T6)),ISBLANK(U6)))" style:apply-style-name="cf5" style:base-cell-address="Data_Sheet.U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  <style:map style:condition="is-true-formula(msoxl:AND(NOT(ISBLANK(T5)),ISBLANK(U5)))" style:apply-style-name="cf5" style:base-cell-address="Data_Sheet.U5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4)),ISBLANK(U4)))" style:apply-style-name="cf5" style:base-cell-address="Data_Sheet.U4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  <style:map style:condition="is-true-formula(msoxl:AND(NOT(ISBLANK(T8)),ISBLANK(U8)))" style:apply-style-name="cf5" style:base-cell-address="Data_Sheet.U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6" style:base-cell-address="Data_Sheet.U9"/>
      <style:map style:condition="is-true-formula(msoxl:AND(NOT(ISBLANK(T9)),ISBLANK(U9)))" style:apply-style-name="cf6" style:base-cell-address="Data_Sheet.U9"/>
      <style:map style:condition="is-true-formula(msoxl:AND(NOT(ISBLANK(T4)),ISBLANK(U4)))" style:apply-style-name="cf5" style:base-cell-address="Data_Sheet.U4"/>
      <style:map style:condition="is-true-formula(msoxl:AND(NOT(ISBLANK(T7)),ISBLANK(U7)))" style:apply-style-name="cf5" style:base-cell-address="Data_Sheet.U7"/>
      <style:map style:condition="is-true-formula(msoxl:AND(NOT(ISBLANK(T9)),ISBLANK(U9)))" style:apply-style-name="cf5" style:base-cell-address="Data_Sheet.U9"/>
      <style:map style:condition="is-true-formula(msoxl:AND(NOT(ISBLANK(T9)),ISBLANK(U9)))" style:apply-style-name="cf5" style:base-cell-address="Data_Sheet.U9"/>
      <style:map style:condition="is-true-formula(msoxl:AND(NOT(ISBLANK(T9)),ISBLANK(U9)))" style:apply-style-name="cf5" style:base-cell-address="Data_Sheet.U9"/>
      <style:map style:condition="is-true-formula(msoxl:AND(NOT(ISBLANK(T9)),ISBLANK(U9)))" style:apply-style-name="cf5" style:base-cell-address="Data_Sheet.U9"/>
      <style:map style:condition="is-true-formula(msoxl:AND(NOT(ISBLANK(T9)),ISBLANK(U9)))" style:apply-style-name="cf5" style:base-cell-address="Data_Sheet.U9"/>
      <style:map style:condition="is-true-formula(msoxl:AND(NOT(ISBLANK(T9)),ISBLANK(U9)))" style:apply-style-name="cf5" style:base-cell-address="Data_Sheet.U9"/>
      <style:map style:condition="is-true-formula(msoxl:AND(NOT(ISBLANK(T9)),ISBLANK(U9)))" style:apply-style-name="cf5" style:base-cell-address="Data_Sheet.U9"/>
      <style:map style:condition="is-true-formula(msoxl:AND(NOT(ISBLANK(T9)),ISBLANK(U9)))" style:apply-style-name="cf5" style:base-cell-address="Data_Sheet.U9"/>
      <style:map style:condition="is-true-formula(msoxl:AND(NOT(ISBLANK(T9)),ISBLANK(U9)))" style:apply-style-name="cf5" style:base-cell-address="Data_Sheet.U9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5" style:base-cell-address="Data_Sheet.U4"/>
      <style:map style:condition="is-true-formula(msoxl:AND(NOT(ISBLANK(T7)),ISBLANK(U7)))" style:apply-style-name="cf5" style:base-cell-address="Data_Sheet.U7"/>
      <style:map style:condition="is-true-formula(msoxl:AND(NOT(ISBLANK(T7)),ISBLANK(U7)))" style:apply-style-name="cf5" style:base-cell-address="Data_Sheet.U7"/>
      <style:map style:condition="is-true-formula(msoxl:AND(NOT(ISBLANK(T7)),ISBLANK(U7)))" style:apply-style-name="cf5" style:base-cell-address="Data_Sheet.U7"/>
      <style:map style:condition="is-true-formula(msoxl:AND(NOT(ISBLANK(T7)),ISBLANK(U7)))" style:apply-style-name="cf5" style:base-cell-address="Data_Sheet.U7"/>
      <style:map style:condition="is-true-formula(msoxl:AND(NOT(ISBLANK(T7)),ISBLANK(U7)))" style:apply-style-name="cf5" style:base-cell-address="Data_Sheet.U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4)),ISBLANK(V4)))" style:apply-style-name="cf5" style:base-cell-address="Data_Sheet.V4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  <style:map style:condition="is-true-formula(msoxl:AND(NOT(ISBLANK(W8)),ISBLANK(V8)))" style:apply-style-name="cf5" style:base-cell-address="Data_Sheet.V8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5" style:base-cell-address="Data_Sheet.V4"/>
      <style:map style:condition="is-true-formula(msoxl:AND(NOT(ISBLANK(W7)),ISBLANK(V7)))" style:apply-style-name="cf5" style:base-cell-address="Data_Sheet.V7"/>
      <style:map style:condition="is-true-formula(msoxl:AND(NOT(ISBLANK(W7)),ISBLANK(V7)))" style:apply-style-name="cf5" style:base-cell-address="Data_Sheet.V7"/>
      <style:map style:condition="is-true-formula(msoxl:AND(NOT(ISBLANK(W7)),ISBLANK(V7)))" style:apply-style-name="cf5" style:base-cell-address="Data_Sheet.V7"/>
      <style:map style:condition="is-true-formula(msoxl:AND(NOT(ISBLANK(W7)),ISBLANK(V7)))" style:apply-style-name="cf5" style:base-cell-address="Data_Sheet.V7"/>
      <style:map style:condition="is-true-formula(msoxl:AND(NOT(ISBLANK(W7)),ISBLANK(V7)))" style:apply-style-name="cf5" style:base-cell-address="Data_Sheet.V7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6" style:base-cell-address="Data_Sheet.V9"/>
      <style:map style:condition="is-true-formula(msoxl:AND(NOT(ISBLANK(W9)),ISBLANK(V9)))" style:apply-style-name="cf6" style:base-cell-address="Data_Sheet.V9"/>
      <style:map style:condition="is-true-formula(msoxl:AND(NOT(ISBLANK(W4)),ISBLANK(V4)))" style:apply-style-name="cf5" style:base-cell-address="Data_Sheet.V4"/>
      <style:map style:condition="is-true-formula(msoxl:AND(NOT(ISBLANK(W7)),ISBLANK(V7)))" style:apply-style-name="cf5" style:base-cell-address="Data_Sheet.V7"/>
      <style:map style:condition="is-true-formula(msoxl:AND(NOT(ISBLANK(W9)),ISBLANK(V9)))" style:apply-style-name="cf5" style:base-cell-address="Data_Sheet.V9"/>
      <style:map style:condition="is-true-formula(msoxl:AND(NOT(ISBLANK(W9)),ISBLANK(V9)))" style:apply-style-name="cf5" style:base-cell-address="Data_Sheet.V9"/>
      <style:map style:condition="is-true-formula(msoxl:AND(NOT(ISBLANK(W9)),ISBLANK(V9)))" style:apply-style-name="cf5" style:base-cell-address="Data_Sheet.V9"/>
      <style:map style:condition="is-true-formula(msoxl:AND(NOT(ISBLANK(W9)),ISBLANK(V9)))" style:apply-style-name="cf5" style:base-cell-address="Data_Sheet.V9"/>
      <style:map style:condition="is-true-formula(msoxl:AND(NOT(ISBLANK(W9)),ISBLANK(V9)))" style:apply-style-name="cf5" style:base-cell-address="Data_Sheet.V9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5" style:base-cell-address="Data_Sheet.W4"/>
      <style:map style:condition="is-true-formula(msoxl:AND(NOT(ISBLANK(V7)),ISBLANK(W7)))" style:apply-style-name="cf5" style:base-cell-address="Data_Sheet.W7"/>
      <style:map style:condition="is-true-formula(msoxl:AND(NOT(ISBLANK(V7)),ISBLANK(W7)))" style:apply-style-name="cf5" style:base-cell-address="Data_Sheet.W7"/>
      <style:map style:condition="is-true-formula(msoxl:AND(NOT(ISBLANK(V7)),ISBLANK(W7)))" style:apply-style-name="cf5" style:base-cell-address="Data_Sheet.W7"/>
      <style:map style:condition="is-true-formula(msoxl:AND(NOT(ISBLANK(V7)),ISBLANK(W7)))" style:apply-style-name="cf5" style:base-cell-address="Data_Sheet.W7"/>
      <style:map style:condition="is-true-formula(msoxl:AND(NOT(ISBLANK(V7)),ISBLANK(W7)))" style:apply-style-name="cf5" style:base-cell-address="Data_Sheet.W7"/>
      <style:map style:condition="is-true-formula(msoxl:AND(NOT(ISBLANK(V7)),ISBLANK(W7)))" style:apply-style-name="cf5" style:base-cell-address="Data_Sheet.W7"/>
      <style:map style:condition="is-true-formula(msoxl:AND(NOT(ISBLANK(V7)),ISBLANK(W7)))" style:apply-style-name="cf5" style:base-cell-address="Data_Sheet.W7"/>
      <style:map style:condition="is-true-formula(msoxl:AND(NOT(ISBLANK(V7)),ISBLANK(W7)))" style:apply-style-name="cf5" style:base-cell-address="Data_Sheet.W7"/>
      <style:map style:condition="is-true-formula(msoxl:AND(NOT(ISBLANK(V7)),ISBLANK(W7)))" style:apply-style-name="cf5" style:base-cell-address="Data_Sheet.W7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6" style:base-cell-address="Data_Sheet.W9"/>
      <style:map style:condition="is-true-formula(msoxl:AND(NOT(ISBLANK(V9)),ISBLANK(W9)))" style:apply-style-name="cf6" style:base-cell-address="Data_Sheet.W9"/>
      <style:map style:condition="is-true-formula(msoxl:AND(NOT(ISBLANK(V4)),ISBLANK(W4)))" style:apply-style-name="cf5" style:base-cell-address="Data_Sheet.W4"/>
      <style:map style:condition="is-true-formula(msoxl:AND(NOT(ISBLANK(V9)),ISBLANK(W9)))" style:apply-style-name="cf5" style:base-cell-address="Data_Sheet.W9"/>
      <style:map style:condition="is-true-formula(msoxl:AND(NOT(ISBLANK(V9)),ISBLANK(W9)))" style:apply-style-name="cf5" style:base-cell-address="Data_Sheet.W9"/>
      <style:map style:condition="is-true-formula(msoxl:AND(NOT(ISBLANK(V9)),ISBLANK(W9)))" style:apply-style-name="cf5" style:base-cell-address="Data_Sheet.W9"/>
      <style:map style:condition="is-true-formula(msoxl:AND(NOT(ISBLANK(V9)),ISBLANK(W9)))" style:apply-style-name="cf5" style:base-cell-address="Data_Sheet.W9"/>
      <style:map style:condition="is-true-formula(msoxl:AND(NOT(ISBLANK(V9)),ISBLANK(W9)))" style:apply-style-name="cf5" style:base-cell-address="Data_Sheet.W9"/>
      <style:map style:condition="is-true-formula(msoxl:AND(NOT(ISBLANK(V9)),ISBLANK(W9)))" style:apply-style-name="cf5" style:base-cell-address="Data_Sheet.W9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  <style:map style:condition="is-true-formula(msoxl:AND(NOT(ISBLANK(V8)),ISBLANK(W8)))" style:apply-style-name="cf5" style:base-cell-address="Data_Sheet.W8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5" style:base-cell-address="Data_Sheet.Y5"/>
      <style:map style:condition="is-true-formula(msoxl:AND(NOT(ISBLANK(X7)),ISBLANK(Y7)))" style:apply-style-name="cf5" style:base-cell-address="Data_Sheet.Y7"/>
      <style:map style:condition="is-true-formula(msoxl:AND(NOT(ISBLANK(X7)),ISBLANK(Y7)))" style:apply-style-name="cf5" style:base-cell-address="Data_Sheet.Y7"/>
      <style:map style:condition="is-true-formula(msoxl:AND(NOT(ISBLANK(X7)),ISBLANK(Y7)))" style:apply-style-name="cf5" style:base-cell-address="Data_Sheet.Y7"/>
      <style:map style:condition="is-true-formula(msoxl:AND(NOT(ISBLANK(X7)),ISBLANK(Y7)))" style:apply-style-name="cf5" style:base-cell-address="Data_Sheet.Y7"/>
      <style:map style:condition="is-true-formula(msoxl:AND(NOT(ISBLANK(X7)),ISBLANK(Y7)))" style:apply-style-name="cf5" style:base-cell-address="Data_Sheet.Y7"/>
      <style:map style:condition="is-true-formula(msoxl:AND(NOT(ISBLANK(X7)),ISBLANK(Y7)))" style:apply-style-name="cf5" style:base-cell-address="Data_Sheet.Y7"/>
      <style:map style:condition="is-true-formula(msoxl:AND(NOT(ISBLANK(X7)),ISBLANK(Y7)))" style:apply-style-name="cf5" style:base-cell-address="Data_Sheet.Y7"/>
      <style:map style:condition="is-true-formula(msoxl:AND(NOT(ISBLANK(X7)),ISBLANK(Y7)))" style:apply-style-name="cf5" style:base-cell-address="Data_Sheet.Y7"/>
      <style:map style:condition="is-true-formula(msoxl:AND(NOT(ISBLANK(X7)),ISBLANK(Y7)))" style:apply-style-name="cf5" style:base-cell-address="Data_Sheet.Y7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  <style:map style:condition="is-true-formula(msoxl:AND(NOT(ISBLANK(X8)),ISBLANK(Y8)))" style:apply-style-name="cf5" style:base-cell-address="Data_Sheet.Y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5" style:base-cell-address="Data_Sheet.Y9"/>
      <style:map style:condition="is-true-formula(msoxl:AND(NOT(ISBLANK(X9)),ISBLANK(Y9)))" style:apply-style-name="cf5" style:base-cell-address="Data_Sheet.Y9"/>
      <style:map style:condition="is-true-formula(msoxl:AND(NOT(ISBLANK(X9)),ISBLANK(Y9)))" style:apply-style-name="cf5" style:base-cell-address="Data_Sheet.Y9"/>
      <style:map style:condition="is-true-formula(msoxl:AND(NOT(ISBLANK(X9)),ISBLANK(Y9)))" style:apply-style-name="cf5" style:base-cell-address="Data_Sheet.Y9"/>
      <style:map style:condition="is-true-formula(msoxl:AND(NOT(ISBLANK(X9)),ISBLANK(Y9)))" style:apply-style-name="cf5" style:base-cell-address="Data_Sheet.Y9"/>
      <style:map style:condition="is-true-formula(msoxl:AND(NOT(ISBLANK(X9)),ISBLANK(Y9)))" style:apply-style-name="cf5" style:base-cell-address="Data_Sheet.Y9"/>
      <style:map style:condition="is-true-formula(msoxl:AND(NOT(ISBLANK(X9)),ISBLANK(Y9)))" style:apply-style-name="cf5" style:base-cell-address="Data_Sheet.Y9"/>
      <style:map style:condition="is-true-formula(msoxl:AND(NOT(ISBLANK(X9)),ISBLANK(Y9)))" style:apply-style-name="cf5" style:base-cell-address="Data_Sheet.Y9"/>
      <style:map style:condition="is-true-formula(msoxl:AND(NOT(ISBLANK(X9)),ISBLANK(Y9)))" style:apply-style-name="cf5" style:base-cell-address="Data_Sheet.Y9"/>
      <style:map style:condition="is-true-formula(msoxl:AND(NOT(ISBLANK(X9)),ISBLANK(Y9)))" style:apply-style-name="cf5" style:base-cell-address="Data_Sheet.Y9"/>
      <style:map style:condition="is-true-formula(msoxl:AND(NOT(ISBLANK(X9)),ISBLANK(Y9)))" style:apply-style-name="cf5" style:base-cell-address="Data_Sheet.Y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5" style:base-cell-address="Data_Sheet.X4"/>
      <style:map style:condition="is-true-formula(msoxl:AND(NOT(ISBLANK(Y7)),ISBLANK(X7)))" style:apply-style-name="cf5" style:base-cell-address="Data_Sheet.X7"/>
      <style:map style:condition="is-true-formula(msoxl:AND(NOT(ISBLANK(Y7)),ISBLANK(X7)))" style:apply-style-name="cf5" style:base-cell-address="Data_Sheet.X7"/>
      <style:map style:condition="is-true-formula(msoxl:AND(NOT(ISBLANK(Y7)),ISBLANK(X7)))" style:apply-style-name="cf5" style:base-cell-address="Data_Sheet.X7"/>
      <style:map style:condition="is-true-formula(msoxl:AND(NOT(ISBLANK(Y7)),ISBLANK(X7)))" style:apply-style-name="cf5" style:base-cell-address="Data_Sheet.X7"/>
      <style:map style:condition="is-true-formula(msoxl:AND(NOT(ISBLANK(Y7)),ISBLANK(X7)))" style:apply-style-name="cf5" style:base-cell-address="Data_Sheet.X7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  <style:map style:condition="is-true-formula(msoxl:AND(NOT(ISBLANK(Y6)),ISBLANK(X6)))" style:apply-style-name="cf5" style:base-cell-address="Data_Sheet.X6"/>
      <style:map style:condition="is-true-formula(msoxl:AND(NOT(ISBLANK(Y9)),ISBLANK(X9)))" style:apply-style-name="cf5" style:base-cell-address="Data_Sheet.X9"/>
      <style:map style:condition="is-true-formula(msoxl:AND(NOT(ISBLANK(Y9)),ISBLANK(X9)))" style:apply-style-name="cf5" style:base-cell-address="Data_Sheet.X9"/>
      <style:map style:condition="is-true-formula(msoxl:AND(NOT(ISBLANK(Y9)),ISBLANK(X9)))" style:apply-style-name="cf5" style:base-cell-address="Data_Sheet.X9"/>
      <style:map style:condition="is-true-formula(msoxl:AND(NOT(ISBLANK(Y9)),ISBLANK(X9)))" style:apply-style-name="cf5" style:base-cell-address="Data_Sheet.X9"/>
      <style:map style:condition="is-true-formula(msoxl:AND(NOT(ISBLANK(Y9)),ISBLANK(X9)))" style:apply-style-name="cf5" style:base-cell-address="Data_Sheet.X9"/>
      <style:map style:condition="is-true-formula(msoxl:AND(NOT(ISBLANK(Y9)),ISBLANK(X9)))" style:apply-style-name="cf5" style:base-cell-address="Data_Sheet.X9"/>
      <style:map style:condition="is-true-formula(msoxl:AND(NOT(ISBLANK(Y9)),ISBLANK(X9)))" style:apply-style-name="cf5" style:base-cell-address="Data_Sheet.X9"/>
      <style:map style:condition="is-true-formula(msoxl:AND(NOT(ISBLANK(Y9)),ISBLANK(X9)))" style:apply-style-name="cf5" style:base-cell-address="Data_Sheet.X9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  <style:map style:condition="is-true-formula(msoxl:AND(NOT(ISBLANK(Y8)),ISBLANK(X8)))" style:apply-style-name="cf5" style:base-cell-address="Data_Sheet.X8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Q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R4)),ISBLANK(S4)))" style:apply-style-name="cf6" style:base-cell-address="Data_Sheet.S4"/>
      <style:map style:condition="is-true-formula(msoxl:AND(NOT(ISBLANK(T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R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R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R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R4)),ISBLANK(S4)))" style:apply-style-name="cf5" style:base-cell-address="Data_Sheet.S4"/>
      <style:map style:condition="is-true-formula(msoxl:AND(NOT(ISBLANK(T4)),ISBLANK(S4)))" style:apply-style-name="cf5" style:base-cell-address="Data_Sheet.S4"/>
      <style:map style:condition="is-true-formula(msoxl:AND(NOT(ISBLANK(R4)),ISBLANK(S4)))" style:apply-style-name="cf5" style:base-cell-address="Data_Sheet.S4"/>
      <style:map style:condition="is-true-formula(msoxl:AND(NOT(ISBLANK(R4)),ISBLANK(S4)))" style:apply-style-name="cf5" style:base-cell-address="Data_Sheet.S4"/>
      <style:map style:condition="is-true-formula(msoxl:AND(NOT(ISBLANK(R4)),ISBLANK(S4)))" style:apply-style-name="cf5" style:base-cell-address="Data_Sheet.S4"/>
      <style:map style:condition="is-true-formula(msoxl:AND(NOT(ISBLANK(R4)),ISBLANK(S4)))" style:apply-style-name="cf5" style:base-cell-address="Data_Sheet.S4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6" style:base-cell-address="Data_Sheet.T4"/>
      <style:map style:condition="is-true-formula(msoxl:AND(NOT(ISBLANK(U4)),ISBLANK(T4)))" style:apply-style-name="cf5" style:base-cell-address="Data_Sheet.T4"/>
      <style:map style:condition="is-true-formula(msoxl:AND(NOT(ISBLANK(U4)),ISBLANK(T4)))" style:apply-style-name="cf5" style:base-cell-address="Data_Sheet.T4"/>
      <style:map style:condition="is-true-formula(msoxl:AND(NOT(ISBLANK(U4)),ISBLANK(T4)))" style:apply-style-name="cf5" style:base-cell-address="Data_Sheet.T4"/>
      <style:map style:condition="is-true-formula(msoxl:AND(NOT(ISBLANK(U4)),ISBLANK(T4)))" style:apply-style-name="cf5" style:base-cell-address="Data_Sheet.T4"/>
      <style:map style:condition="is-true-formula(msoxl:AND(NOT(ISBLANK(U4)),ISBLANK(T4)))" style:apply-style-name="cf5" style:base-cell-address="Data_Sheet.T4"/>
      <style:map style:condition="is-true-formula(msoxl:AND(NOT(ISBLANK(U4)),ISBLANK(T4)))" style:apply-style-name="cf5" style:base-cell-address="Data_Sheet.T4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6" style:base-cell-address="Data_Sheet.U4"/>
      <style:map style:condition="is-true-formula(msoxl:AND(NOT(ISBLANK(T4)),ISBLANK(U4)))" style:apply-style-name="cf5" style:base-cell-address="Data_Sheet.U4"/>
      <style:map style:condition="is-true-formula(msoxl:AND(NOT(ISBLANK(T4)),ISBLANK(U4)))" style:apply-style-name="cf5" style:base-cell-address="Data_Sheet.U4"/>
      <style:map style:condition="is-true-formula(msoxl:AND(NOT(ISBLANK(T4)),ISBLANK(U4)))" style:apply-style-name="cf5" style:base-cell-address="Data_Sheet.U4"/>
      <style:map style:condition="is-true-formula(msoxl:AND(NOT(ISBLANK(T4)),ISBLANK(U4)))" style:apply-style-name="cf5" style:base-cell-address="Data_Sheet.U4"/>
      <style:map style:condition="is-true-formula(msoxl:AND(NOT(ISBLANK(T4)),ISBLANK(U4)))" style:apply-style-name="cf5" style:base-cell-address="Data_Sheet.U4"/>
      <style:map style:condition="is-true-formula(msoxl:AND(NOT(ISBLANK(T4)),ISBLANK(U4)))" style:apply-style-name="cf5" style:base-cell-address="Data_Sheet.U4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6" style:base-cell-address="Data_Sheet.V4"/>
      <style:map style:condition="is-true-formula(msoxl:AND(NOT(ISBLANK(W4)),ISBLANK(V4)))" style:apply-style-name="cf5" style:base-cell-address="Data_Sheet.V4"/>
      <style:map style:condition="is-true-formula(msoxl:AND(NOT(ISBLANK(W4)),ISBLANK(V4)))" style:apply-style-name="cf5" style:base-cell-address="Data_Sheet.V4"/>
      <style:map style:condition="is-true-formula(msoxl:AND(NOT(ISBLANK(W4)),ISBLANK(V4)))" style:apply-style-name="cf5" style:base-cell-address="Data_Sheet.V4"/>
      <style:map style:condition="is-true-formula(msoxl:AND(NOT(ISBLANK(W4)),ISBLANK(V4)))" style:apply-style-name="cf5" style:base-cell-address="Data_Sheet.V4"/>
      <style:map style:condition="is-true-formula(msoxl:AND(NOT(ISBLANK(W4)),ISBLANK(V4)))" style:apply-style-name="cf5" style:base-cell-address="Data_Sheet.V4"/>
      <style:map style:condition="is-true-formula(msoxl:AND(NOT(ISBLANK(W4)),ISBLANK(V4)))" style:apply-style-name="cf5" style:base-cell-address="Data_Sheet.V4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6" style:base-cell-address="Data_Sheet.W4"/>
      <style:map style:condition="is-true-formula(msoxl:AND(NOT(ISBLANK(V4)),ISBLANK(W4)))" style:apply-style-name="cf5" style:base-cell-address="Data_Sheet.W4"/>
      <style:map style:condition="is-true-formula(msoxl:AND(NOT(ISBLANK(V4)),ISBLANK(W4)))" style:apply-style-name="cf5" style:base-cell-address="Data_Sheet.W4"/>
      <style:map style:condition="is-true-formula(msoxl:AND(NOT(ISBLANK(V4)),ISBLANK(W4)))" style:apply-style-name="cf5" style:base-cell-address="Data_Sheet.W4"/>
      <style:map style:condition="is-true-formula(msoxl:AND(NOT(ISBLANK(V4)),ISBLANK(W4)))" style:apply-style-name="cf5" style:base-cell-address="Data_Sheet.W4"/>
      <style:map style:condition="is-true-formula(msoxl:AND(NOT(ISBLANK(V4)),ISBLANK(W4)))" style:apply-style-name="cf5" style:base-cell-address="Data_Sheet.W4"/>
      <style:map style:condition="is-true-formula(msoxl:AND(NOT(ISBLANK(V4)),ISBLANK(W4)))" style:apply-style-name="cf5" style:base-cell-address="Data_Sheet.W4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6" style:base-cell-address="Data_Sheet.Y4"/>
      <style:map style:condition="is-true-formula(msoxl:AND(NOT(ISBLANK(X4)),ISBLANK(Y4)))" style:apply-style-name="cf5" style:base-cell-address="Data_Sheet.Y4"/>
      <style:map style:condition="is-true-formula(msoxl:AND(NOT(ISBLANK(X4)),ISBLANK(Y4)))" style:apply-style-name="cf5" style:base-cell-address="Data_Sheet.Y4"/>
      <style:map style:condition="is-true-formula(msoxl:AND(NOT(ISBLANK(X4)),ISBLANK(Y4)))" style:apply-style-name="cf5" style:base-cell-address="Data_Sheet.Y4"/>
      <style:map style:condition="is-true-formula(msoxl:AND(NOT(ISBLANK(X4)),ISBLANK(Y4)))" style:apply-style-name="cf5" style:base-cell-address="Data_Sheet.Y4"/>
      <style:map style:condition="is-true-formula(msoxl:AND(NOT(ISBLANK(X4)),ISBLANK(Y4)))" style:apply-style-name="cf5" style:base-cell-address="Data_Sheet.Y4"/>
      <style:map style:condition="is-true-formula(msoxl:AND(NOT(ISBLANK(X4)),ISBLANK(Y4)))" style:apply-style-name="cf5" style:base-cell-address="Data_Sheet.Y4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6" style:base-cell-address="Data_Sheet.X4"/>
      <style:map style:condition="is-true-formula(msoxl:AND(NOT(ISBLANK(Y4)),ISBLANK(X4)))" style:apply-style-name="cf5" style:base-cell-address="Data_Sheet.X4"/>
      <style:map style:condition="is-true-formula(msoxl:AND(NOT(ISBLANK(Y4)),ISBLANK(X4)))" style:apply-style-name="cf5" style:base-cell-address="Data_Sheet.X4"/>
      <style:map style:condition="is-true-formula(msoxl:AND(NOT(ISBLANK(Y4)),ISBLANK(X4)))" style:apply-style-name="cf5" style:base-cell-address="Data_Sheet.X4"/>
      <style:map style:condition="is-true-formula(msoxl:AND(NOT(ISBLANK(Y4)),ISBLANK(X4)))" style:apply-style-name="cf5" style:base-cell-address="Data_Sheet.X4"/>
      <style:map style:condition="is-true-formula(msoxl:AND(NOT(ISBLANK(Y4)),ISBLANK(X4)))" style:apply-style-name="cf5" style:base-cell-address="Data_Sheet.X4"/>
      <style:map style:condition="is-true-formula(msoxl:AND(NOT(ISBLANK(Y4)),ISBLANK(X4)))" style:apply-style-name="cf5" style:base-cell-address="Data_Sheet.X4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  <style:map style:condition="is-true-formula(msoxl:AND(NOT(ISBLANK(W6)),ISBLANK(V6)))" style:apply-style-name="cf5" style:base-cell-address="Data_Sheet.V6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  <style:map style:condition="is-true-formula(msoxl:AND(NOT(ISBLANK(W5)),ISBLANK(V5)))" style:apply-style-name="cf5" style:base-cell-address="Data_Sheet.V5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  <style:map style:condition="is-true-formula(msoxl:AND(NOT(ISBLANK(V5)),ISBLANK(W5)))" style:apply-style-name="cf5" style:base-cell-address="Data_Sheet.W5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  <style:map style:condition="is-true-formula(msoxl:AND(NOT(ISBLANK(V6)),ISBLANK(W6)))" style:apply-style-name="cf5" style:base-cell-address="Data_Sheet.W6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4)),ISBLANK(Y4)))" style:apply-style-name="cf5" style:base-cell-address="Data_Sheet.Y4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  <style:map style:condition="is-true-formula(msoxl:AND(NOT(ISBLANK(X6)),ISBLANK(Y6)))" style:apply-style-name="cf5" style:base-cell-address="Data_Sheet.Y6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  <style:map style:condition="is-true-formula(msoxl:AND(NOT(ISBLANK(X5)),ISBLANK(Y5)))" style:apply-style-name="cf5" style:base-cell-address="Data_Sheet.Y5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  <style:map style:condition="is-true-formula(msoxl:AND(NOT(ISBLANK(Y5)),ISBLANK(X5)))" style:apply-style-name="cf5" style:base-cell-address="Data_Sheet.X5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  <style:map style:condition="is-true-formula(msoxl:AND(NOT(ISBLANK(Y6)),ISBLANK(X6)))" style:apply-style-name="cf5" style:base-cell-address="Data_Sheet.X6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5" style:base-cell-address="Data_Sheet.Z4"/>
      <style:map style:condition="is-true-formula(msoxl:AND(NOT(ISBLANK(Y4)),ISBLANK(Z4)))" style:apply-style-name="cf5" style:base-cell-address="Data_Sheet.Z4"/>
      <style:map style:condition="is-true-formula(msoxl:AND(NOT(ISBLANK(Y4)),ISBLANK(Z4)))" style:apply-style-name="cf5" style:base-cell-address="Data_Sheet.Z4"/>
      <style:map style:condition="is-true-formula(msoxl:AND(NOT(ISBLANK(Y4)),ISBLANK(Z4)))" style:apply-style-name="cf5" style:base-cell-address="Data_Sheet.Z4"/>
      <style:map style:condition="is-true-formula(msoxl:AND(NOT(ISBLANK(Y4)),ISBLANK(Z4)))" style:apply-style-name="cf5" style:base-cell-address="Data_Sheet.Z4"/>
      <style:map style:condition="is-true-formula(msoxl:AND(NOT(ISBLANK(Y4)),ISBLANK(Z4)))" style:apply-style-name="cf5" style:base-cell-address="Data_Sheet.Z4"/>
      <style:map style:condition="is-true-formula(msoxl:AND(NOT(ISBLANK(Y4)),ISBLANK(Z4)))" style:apply-style-name="cf5" style:base-cell-address="Data_Sheet.Z4"/>
      <style:map style:condition="is-true-formula(msoxl:AND(NOT(ISBLANK(Y4)),ISBLANK(Z4)))" style:apply-style-name="cf5" style:base-cell-address="Data_Sheet.Z4"/>
      <style:map style:condition="is-true-formula(msoxl:AND(NOT(ISBLANK(Y4)),ISBLANK(Z4)))" style:apply-style-name="cf5" style:base-cell-address="Data_Sheet.Z4"/>
      <style:map style:condition="is-true-formula(msoxl:AND(NOT(ISBLANK(Y4)),ISBLANK(Z4)))" style:apply-style-name="cf5" style:base-cell-address="Data_Sheet.Z4"/>
      <style:map style:condition="is-true-formula(msoxl:AND(NOT(ISBLANK(AA4)),ISBLANK(Z4)))" style:apply-style-name="cf5" style:base-cell-address="Data_Sheet.Z4"/>
      <style:map style:condition="is-true-formula(msoxl:AND(NOT(ISBLANK(AA4)),ISBLANK(Z4)))" style:apply-style-name="cf5" style:base-cell-address="Data_Sheet.Z4"/>
    </style:style>
    <style:style style:name="ce16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5" style:base-cell-address="Data_Sheet.Z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  <style:map style:condition="is-true-formula(msoxl:AND(NOT(ISBLANK(Z4)),ISBLANK(AA4)))" style:apply-style-name="cf5" style:base-cell-address="Data_Sheet.AA4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5" style:base-cell-address="Data_Sheet.Z4"/>
      <style:map style:condition="is-true-formula(msoxl:AND(NOT(ISBLANK(AA4)),ISBLANK(AB4)))" style:apply-style-name="cf5" style:base-cell-address="Data_Sheet.AB4"/>
      <style:map style:condition="is-true-formula(msoxl:AND(NOT(ISBLANK(AA4)),ISBLANK(AB4)))" style:apply-style-name="cf5" style:base-cell-address="Data_Sheet.AB4"/>
      <style:map style:condition="is-true-formula(msoxl:AND(NOT(ISBLANK(AA4)),ISBLANK(AB4)))" style:apply-style-name="cf5" style:base-cell-address="Data_Sheet.AB4"/>
      <style:map style:condition="is-true-formula(msoxl:AND(NOT(ISBLANK(AA4)),ISBLANK(AB4)))" style:apply-style-name="cf5" style:base-cell-address="Data_Sheet.AB4"/>
      <style:map style:condition="is-true-formula(msoxl:AND(NOT(ISBLANK(AA4)),ISBLANK(AB4)))" style:apply-style-name="cf5" style:base-cell-address="Data_Sheet.AB4"/>
      <style:map style:condition="is-true-formula(msoxl:AND(NOT(ISBLANK(AA4)),ISBLANK(AB4)))" style:apply-style-name="cf5" style:base-cell-address="Data_Sheet.AB4"/>
      <style:map style:condition="is-true-formula(msoxl:AND(NOT(ISBLANK(AA4)),ISBLANK(AB4)))" style:apply-style-name="cf5" style:base-cell-address="Data_Sheet.AB4"/>
      <style:map style:condition="is-true-formula(msoxl:AND(NOT(ISBLANK(AA4)),ISBLANK(AB4)))" style:apply-style-name="cf5" style:base-cell-address="Data_Sheet.AB4"/>
      <style:map style:condition="is-true-formula(msoxl:AND(NOT(ISBLANK(AA4)),ISBLANK(AB4)))" style:apply-style-name="cf5" style:base-cell-address="Data_Sheet.AB4"/>
      <style:map style:condition="is-true-formula(msoxl:AND(NOT(ISBLANK(AC4)),ISBLANK(AB4)))" style:apply-style-name="cf5" style:base-cell-address="Data_Sheet.AB4"/>
      <style:map style:condition="is-true-formula(msoxl:AND(NOT(ISBLANK(AC4)),ISBLANK(AB4)))" style:apply-style-name="cf5" style:base-cell-address="Data_Sheet.AB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  <style:map style:condition="is-true-formula(msoxl:AND(NOT(ISBLANK(AB4)),ISBLANK(AC4)))" style:apply-style-name="cf5" style:base-cell-address="Data_Sheet.AC4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5" style:base-cell-address="Data_Sheet.AB5"/>
      <style:map style:condition="is-true-formula(msoxl:AND(NOT(ISBLANK(AA5)),ISBLANK(AB5)))" style:apply-style-name="cf5" style:base-cell-address="Data_Sheet.AB5"/>
      <style:map style:condition="is-true-formula(msoxl:AND(NOT(ISBLANK(AA5)),ISBLANK(AB5)))" style:apply-style-name="cf5" style:base-cell-address="Data_Sheet.AB5"/>
      <style:map style:condition="is-true-formula(msoxl:AND(NOT(ISBLANK(AA5)),ISBLANK(AB5)))" style:apply-style-name="cf5" style:base-cell-address="Data_Sheet.AB5"/>
      <style:map style:condition="is-true-formula(msoxl:AND(NOT(ISBLANK(AA5)),ISBLANK(AB5)))" style:apply-style-name="cf5" style:base-cell-address="Data_Sheet.AB5"/>
      <style:map style:condition="is-true-formula(msoxl:AND(NOT(ISBLANK(AA5)),ISBLANK(AB5)))" style:apply-style-name="cf5" style:base-cell-address="Data_Sheet.AB5"/>
      <style:map style:condition="is-true-formula(msoxl:AND(NOT(ISBLANK(AA5)),ISBLANK(AB5)))" style:apply-style-name="cf5" style:base-cell-address="Data_Sheet.AB5"/>
      <style:map style:condition="is-true-formula(msoxl:AND(NOT(ISBLANK(AA5)),ISBLANK(AB5)))" style:apply-style-name="cf5" style:base-cell-address="Data_Sheet.AB5"/>
      <style:map style:condition="is-true-formula(msoxl:AND(NOT(ISBLANK(AA5)),ISBLANK(AB5)))" style:apply-style-name="cf5" style:base-cell-address="Data_Sheet.AB5"/>
      <style:map style:condition="is-true-formula(msoxl:AND(NOT(ISBLANK(AA5)),ISBLANK(AB5)))" style:apply-style-name="cf5" style:base-cell-address="Data_Sheet.AB5"/>
      <style:map style:condition="is-true-formula(msoxl:AND(NOT(ISBLANK(AC5)),ISBLANK(AB5)))" style:apply-style-name="cf5" style:base-cell-address="Data_Sheet.AB5"/>
    </style:style>
    <style:style style:name="ce16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5" style:base-cell-address="Data_Sheet.Z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  <style:map style:condition="is-true-formula(msoxl:AND(NOT(ISBLANK(Z8)),ISBLANK(AA8)))" style:apply-style-name="cf5" style:base-cell-address="Data_Sheet.AA8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5" style:base-cell-address="Data_Sheet.AA4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  <style:map style:condition="is-true-formula(msoxl:AND(NOT(ISBLANK(Z6)),ISBLANK(AA6)))" style:apply-style-name="cf5" style:base-cell-address="Data_Sheet.AA6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  <style:map style:condition="is-true-formula(msoxl:AND(NOT(ISBLANK(Z5)),ISBLANK(AA5)))" style:apply-style-name="cf5" style:base-cell-address="Data_Sheet.AA5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5" style:base-cell-address="Data_Sheet.AA6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  <style:map style:condition="is-true-formula(msoxl:AND(NOT(ISBLANK(Z7)),ISBLANK(AA7)))" style:apply-style-name="cf5" style:base-cell-address="Data_Sheet.AA7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5" style:base-cell-address="Data_Sheet.AC4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  <style:map style:condition="is-true-formula(msoxl:AND(NOT(ISBLANK(AB5)),ISBLANK(AC5)))" style:apply-style-name="cf5" style:base-cell-address="Data_Sheet.AC5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5" style:base-cell-address="Data_Sheet.Z5"/>
      <style:map style:condition="is-true-formula(msoxl:AND(NOT(ISBLANK(Y5)),ISBLANK(Z5)))" style:apply-style-name="cf5" style:base-cell-address="Data_Sheet.Z5"/>
      <style:map style:condition="is-true-formula(msoxl:AND(NOT(ISBLANK(Y5)),ISBLANK(Z5)))" style:apply-style-name="cf5" style:base-cell-address="Data_Sheet.Z5"/>
      <style:map style:condition="is-true-formula(msoxl:AND(NOT(ISBLANK(Y5)),ISBLANK(Z5)))" style:apply-style-name="cf5" style:base-cell-address="Data_Sheet.Z5"/>
      <style:map style:condition="is-true-formula(msoxl:AND(NOT(ISBLANK(Y5)),ISBLANK(Z5)))" style:apply-style-name="cf5" style:base-cell-address="Data_Sheet.Z5"/>
      <style:map style:condition="is-true-formula(msoxl:AND(NOT(ISBLANK(Y5)),ISBLANK(Z5)))" style:apply-style-name="cf5" style:base-cell-address="Data_Sheet.Z5"/>
      <style:map style:condition="is-true-formula(msoxl:AND(NOT(ISBLANK(Y5)),ISBLANK(Z5)))" style:apply-style-name="cf5" style:base-cell-address="Data_Sheet.Z5"/>
      <style:map style:condition="is-true-formula(msoxl:AND(NOT(ISBLANK(Y5)),ISBLANK(Z5)))" style:apply-style-name="cf5" style:base-cell-address="Data_Sheet.Z5"/>
      <style:map style:condition="is-true-formula(msoxl:AND(NOT(ISBLANK(Y5)),ISBLANK(Z5)))" style:apply-style-name="cf5" style:base-cell-address="Data_Sheet.Z5"/>
      <style:map style:condition="is-true-formula(msoxl:AND(NOT(ISBLANK(Y5)),ISBLANK(Z5)))" style:apply-style-name="cf5" style:base-cell-address="Data_Sheet.Z5"/>
      <style:map style:condition="is-true-formula(msoxl:AND(NOT(ISBLANK(AA5)),ISBLANK(Z5)))" style:apply-style-name="cf5" style:base-cell-address="Data_Sheet.Z5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  <style:map style:condition="is-true-formula(msoxl:AND(NOT(ISBLANK(AB6)),ISBLANK(AC6)))" style:apply-style-name="cf5" style:base-cell-address="Data_Sheet.AC6"/>
    </style:style>
    <style:style style:name="ce17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5" style:base-cell-address="Data_Sheet.AC6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  <style:map style:condition="is-true-formula(msoxl:AND(NOT(ISBLANK(AB7)),ISBLANK(AC7)))" style:apply-style-name="cf5" style:base-cell-address="Data_Sheet.AC7"/>
    </style:style>
    <style:style style:name="ce17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  <style:map style:condition="is-true-formula(msoxl:AND(NOT(ISBLANK(AB8)),ISBLANK(AC8)))" style:apply-style-name="cf5" style:base-cell-address="Data_Sheet.AC8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5" style:base-cell-address="Data_Sheet.Z8"/>
      <style:map style:condition="is-true-formula(msoxl:AND(NOT(ISBLANK(Y9)),ISBLANK(Z9)))" style:apply-style-name="cf5" style:base-cell-address="Data_Sheet.Z9"/>
      <style:map style:condition="is-true-formula(msoxl:AND(NOT(ISBLANK(AA9)),ISBLANK(AB9)))" style:apply-style-name="cf5" style:base-cell-address="Data_Sheet.AB9"/>
      <style:map style:condition="is-true-formula(msoxl:AND(NOT(ISBLANK(AA9)),ISBLANK(AB9)))" style:apply-style-name="cf5" style:base-cell-address="Data_Sheet.AB9"/>
      <style:map style:condition="is-true-formula(msoxl:AND(NOT(ISBLANK(AA9)),ISBLANK(AB9)))" style:apply-style-name="cf5" style:base-cell-address="Data_Sheet.AB9"/>
      <style:map style:condition="is-true-formula(msoxl:AND(NOT(ISBLANK(AA9)),ISBLANK(AB9)))" style:apply-style-name="cf5" style:base-cell-address="Data_Sheet.AB9"/>
      <style:map style:condition="is-true-formula(msoxl:AND(NOT(ISBLANK(AA9)),ISBLANK(AB9)))" style:apply-style-name="cf5" style:base-cell-address="Data_Sheet.AB9"/>
      <style:map style:condition="is-true-formula(msoxl:AND(NOT(ISBLANK(AA9)),ISBLANK(AB9)))" style:apply-style-name="cf5" style:base-cell-address="Data_Sheet.AB9"/>
      <style:map style:condition="is-true-formula(msoxl:AND(NOT(ISBLANK(AA9)),ISBLANK(AB9)))" style:apply-style-name="cf5" style:base-cell-address="Data_Sheet.AB9"/>
      <style:map style:condition="is-true-formula(msoxl:AND(NOT(ISBLANK(AA9)),ISBLANK(AB9)))" style:apply-style-name="cf5" style:base-cell-address="Data_Sheet.AB9"/>
    </style:style>
    <style:style style:name="ce17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5" style:base-cell-address="Data_Sheet.Z8"/>
      <style:map style:condition="is-true-formula(msoxl:AND(NOT(ISBLANK(Y9)),ISBLANK(Z9)))" style:apply-style-name="cf5" style:base-cell-address="Data_Sheet.Z9"/>
      <style:map style:condition="is-true-formula(msoxl:AND(NOT(ISBLANK(Y9)),ISBLANK(Z9)))" style:apply-style-name="cf5" style:base-cell-address="Data_Sheet.Z9"/>
      <style:map style:condition="is-true-formula(msoxl:AND(NOT(ISBLANK(Y9)),ISBLANK(Z9)))" style:apply-style-name="cf5" style:base-cell-address="Data_Sheet.Z9"/>
      <style:map style:condition="is-true-formula(msoxl:AND(NOT(ISBLANK(Y9)),ISBLANK(Z9)))" style:apply-style-name="cf5" style:base-cell-address="Data_Sheet.Z9"/>
      <style:map style:condition="is-true-formula(msoxl:AND(NOT(ISBLANK(Y9)),ISBLANK(Z9)))" style:apply-style-name="cf5" style:base-cell-address="Data_Sheet.Z9"/>
      <style:map style:condition="is-true-formula(msoxl:AND(NOT(ISBLANK(Y9)),ISBLANK(Z9)))" style:apply-style-name="cf5" style:base-cell-address="Data_Sheet.Z9"/>
      <style:map style:condition="is-true-formula(msoxl:AND(NOT(ISBLANK(Y9)),ISBLANK(Z9)))" style:apply-style-name="cf5" style:base-cell-address="Data_Sheet.Z9"/>
      <style:map style:condition="is-true-formula(msoxl:AND(NOT(ISBLANK(Y9)),ISBLANK(Z9)))" style:apply-style-name="cf5" style:base-cell-address="Data_Sheet.Z9"/>
      <style:map style:condition="is-true-formula(msoxl:AND(NOT(ISBLANK(Y9)),ISBLANK(Z9)))" style:apply-style-name="cf5" style:base-cell-address="Data_Sheet.Z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4">
            <text:p>Organisation name</text:p>
          </table:table-cell>
          <table:table-cell office:value-type="string" table:number-columns-spanned="1" table:number-rows-spanned="3" table:content-validation-name="val2" table:style-name="ce14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4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4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4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4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4">
            <text:p>Admin officers/admin assistants</text:p>
          </table:table-cell>
          <table:covered-table-cell/>
          <table:table-cell office:value-type="string" table:number-columns-spanned="2" table:number-rows-spanned="1" table:style-name="ce14">
            <text:p>Executive Officers</text:p>
          </table:table-cell>
          <table:covered-table-cell/>
          <table:table-cell office:value-type="string" table:number-columns-spanned="2" table:number-rows-spanned="1" table:style-name="ce14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4">
            <text:p>Grade 6/7</text:p>
          </table:table-cell>
          <table:covered-table-cell/>
          <table:table-cell office:value-type="string" table:number-columns-spanned="2" table:number-rows-spanned="1" table:style-name="ce14">
            <text:p>Senior Civil Service</text:p>
          </table:table-cell>
          <table:covered-table-cell/>
          <table:table-cell office:value-type="string" table:number-columns-spanned="2" table:number-rows-spanned="1" table:style-name="ce14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4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5">
            <text:p>Interim managers</text:p>
          </table:table-cell>
          <table:covered-table-cell/>
          <table:table-cell office:value-type="string" table:number-columns-spanned="2" table:number-rows-spanned="1" table:style-name="ce15">
            <text:p>Specialist Contractors</text:p>
          </table:table-cell>
          <table:covered-table-cell/>
          <table:table-cell office:value-type="string" table:number-columns-spanned="2" table:number-rows-spanned="1" table:style-name="ce15">
            <text:p>Consultants/consultancy</text:p>
          </table:table-cell>
          <table:covered-table-cell/>
          <table:table-cell office:value-type="string" table:number-columns-spanned="2" table:number-rows-spanned="1" table:style-name="ce1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4">
            <text:p>Salary</text:p>
          </table:table-cell>
          <table:table-cell office:value-type="string" table:number-columns-spanned="1" table:number-rows-spanned="2" table:style-name="ce14">
            <text:p>Allowances</text:p>
          </table:table-cell>
          <table:table-cell office:value-type="string" table:number-columns-spanned="1" table:number-rows-spanned="2" table:style-name="ce22">
            <text:p>Non-consolidated performance payments</text:p>
          </table:table-cell>
          <table:table-cell office:value-type="string" table:number-columns-spanned="1" table:number-rows-spanned="2" table:style-name="ce22">
            <text:p>Overtime</text:p>
          </table:table-cell>
          <table:table-cell office:value-type="string" table:number-columns-spanned="1" table:number-rows-spanned="2" table:style-name="ce22">
            <text:p>Employer pension contributions</text:p>
          </table:table-cell>
          <table:table-cell office:value-type="string" table:number-columns-spanned="1" table:number-rows-spanned="2" table:style-name="ce22">
            <text:p>Employer national insurance contributions</text:p>
          </table:table-cell>
          <table:table-cell office:value-type="string" table:number-columns-spanned="1" table:number-rows-spanned="2" table:style-name="ce14">
            <text:p>Total paybill for payroll staff</text:p>
          </table:table-cell>
          <table:table-cell office:value-type="string" table:number-columns-spanned="1" table:number-rows-spanned="2" table:style-name="ce22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2">
            <text:p>Total cost of consultants/</text:p>
            <text:p>consultancy</text:p>
          </table:table-cell>
          <table:table-cell office:value-type="string" table:number-columns-spanned="1" table:number-rows-spanned="2" table:style-name="ce14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31">
            <text:p>Ministerial Department</text:p>
          </table:table-cell>
          <table:table-cell office:value-type="string" table:style-name="ce26">
            <text:p>Home Office</text:p>
          </table:table-cell>
          <table:table-cell office:value-type="float" office:value="7939" table:style-name="ce43">
            <text:p>7939</text:p>
          </table:table-cell>
          <table:table-cell office:value-type="float" office:value="7087.84" table:style-name="ce48">
            <text:p>7087.84</text:p>
          </table:table-cell>
          <table:table-cell office:value-type="float" office:value="11674" table:style-name="ce49">
            <text:p>11674</text:p>
          </table:table-cell>
          <table:table-cell office:value-type="float" office:value="10898.32" table:style-name="ce53">
            <text:p>10898.32</text:p>
          </table:table-cell>
          <table:table-cell office:value-type="float" office:value="6168" table:style-name="ce52">
            <text:p>6168</text:p>
          </table:table-cell>
          <table:table-cell office:value-type="float" office:value="5936.47" table:style-name="ce70">
            <text:p>5936.47</text:p>
          </table:table-cell>
          <table:table-cell office:value-type="float" office:value="1964" table:style-name="ce71">
            <text:p>1964</text:p>
          </table:table-cell>
          <table:table-cell office:value-type="float" office:value="1914.57" table:style-name="ce72">
            <text:p>1914.57</text:p>
          </table:table-cell>
          <table:table-cell office:value-type="float" office:value="215" table:style-name="ce73">
            <text:p>215</text:p>
          </table:table-cell>
          <table:table-cell office:value-type="float" office:value="213.11" table:style-name="ce74">
            <text:p>213.11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27960" table:content-validation-name="val2" table:style-name="ce110">
            <text:p>27,960</text:p>
          </table:table-cell>
          <table:table-cell office:value-type="float" office:value="26050" table:content-validation-name="val2" table:style-name="ce111">
            <text:p>26,050</text:p>
          </table:table-cell>
          <table:table-cell office:value-type="float" office:value="1442" table:style-name="ce112">
            <text:p>1442</text:p>
          </table:table-cell>
          <table:table-cell office:value-type="float" office:value="1203.53" table:style-name="ce147">
            <text:p>1203.53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1442" table:style-name="ce162">
            <text:p>1,442</text:p>
          </table:table-cell>
          <table:table-cell office:value-type="float" office:value="1203.53" table:style-name="ce163">
            <text:p>1,203.53</text:p>
          </table:table-cell>
          <table:table-cell office:value-type="float" office:value="29402" table:content-validation-name="val2" table:style-name="ce164">
            <text:p>29,402</text:p>
          </table:table-cell>
          <table:table-cell office:value-type="float" office:value="27254" table:content-validation-name="val2" table:style-name="ce165">
            <text:p>27,254</text:p>
          </table:table-cell>
          <table:table-cell office:value-type="currency" office:value="64587977.530000009" table:content-validation-name="val1" table:style-name="ce18">
            <text:p>£64,587,977.53</text:p>
          </table:table-cell>
          <table:table-cell office:value-type="currency" office:value="7378616.8200000031" table:content-validation-name="val1" table:style-name="ce18">
            <text:p>£7,378,616.82</text:p>
          </table:table-cell>
          <table:table-cell office:value-type="currency" office:value="71450.609999999986" table:content-validation-name="val1" table:style-name="ce19">
            <text:p>£71,450.61</text:p>
          </table:table-cell>
          <table:table-cell office:value-type="currency" office:value="747343.04" table:content-validation-name="val1" table:style-name="ce19">
            <text:p>£747,343.04</text:p>
          </table:table-cell>
          <table:table-cell office:value-type="currency" office:value="14651500.439999999" table:content-validation-name="val1" table:style-name="ce19">
            <text:p>£14,651,500.44</text:p>
          </table:table-cell>
          <table:table-cell office:value-type="currency" office:value="7923389.8799999999" table:content-validation-name="val1" table:style-name="ce19">
            <text:p>£7,923,389.88</text:p>
          </table:table-cell>
          <table:table-cell office:value-type="currency" office:value="95360278.319999993" table:style-name="ce10">
            <text:p>£95,360,278.32</text:p>
          </table:table-cell>
          <table:table-cell office:value-type="currency" office:value="4282180.38" table:content-validation-name="val1" table:style-name="ce21">
            <text:p>£4,282,180.38</text:p>
          </table:table-cell>
          <table:table-cell office:value-type="currency" office:value="531962.27999999991" table:content-validation-name="val1" table:style-name="ce21">
            <text:p>£531,962.28</text:p>
          </table:table-cell>
          <table:table-cell office:value-type="currency" office:value="4814142.66" table:style-name="ce10">
            <text:p>£4,814,142.66</text:p>
          </table:table-cell>
          <table:table-cell office:value-type="currency" office:value="100174420.98" table:style-name="ce12">
            <text:p>£100,174,420.98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354" table:style-name="ce44">
            <text:p>354</text:p>
          </table:table-cell>
          <table:table-cell office:value-type="float" office:value="301.57" table:style-name="ce46">
            <text:p>301.57</text:p>
          </table:table-cell>
          <table:table-cell office:value-type="float" office:value="216" table:style-name="ce50">
            <text:p>216</text:p>
          </table:table-cell>
          <table:table-cell office:value-type="float" office:value="201.39" table:style-name="ce54">
            <text:p>201.39</text:p>
          </table:table-cell>
          <table:table-cell office:value-type="float" office:value="286" table:style-name="ce55">
            <text:p>286</text:p>
          </table:table-cell>
          <table:table-cell office:value-type="float" office:value="273.63" table:style-name="ce64">
            <text:p>273.63</text:p>
          </table:table-cell>
          <table:table-cell office:value-type="float" office:value="35" table:style-name="ce67">
            <text:p>35</text:p>
          </table:table-cell>
          <table:table-cell office:value-type="float" office:value="34.86" table:style-name="ce68">
            <text:p>34.86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89">
            <text:p>5</text:p>
          </table:table-cell>
          <table:table-cell office:value-type="float" office:value="6" table:style-name="ce87">
            <text:p>6</text:p>
          </table:table-cell>
          <table:table-cell office:value-type="float" office:value="0.83" table:style-name="ce88">
            <text:p>0.83</text:p>
          </table:table-cell>
          <table:table-cell office:value-type="float" office:value="902" table:content-validation-name="val2" table:style-name="ce101">
            <text:p>902</text:p>
          </table:table-cell>
          <table:table-cell office:value-type="float" office:value="817" table:content-validation-name="val2" table:style-name="ce103">
            <text:p>817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8" table:style-name="ce155">
            <text:p>8</text:p>
          </table:table-cell>
          <table:table-cell office:value-type="float" office:value="8" table:style-name="ce156">
            <text:p>8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8" table:style-name="ce172">
            <text:p>8</text:p>
          </table:table-cell>
          <table:table-cell office:value-type="float" office:value="8" table:style-name="ce169">
            <text:p>8</text:p>
          </table:table-cell>
          <table:table-cell office:value-type="float" office:value="910" table:content-validation-name="val2" table:style-name="ce166">
            <text:p>910</text:p>
          </table:table-cell>
          <table:table-cell office:value-type="float" office:value="825" table:content-validation-name="val2" table:style-name="ce171">
            <text:p>825</text:p>
          </table:table-cell>
          <table:table-cell office:value-type="currency" office:value="1771699.1400000011" table:content-validation-name="val1" table:style-name="ce20">
            <text:p>£1,771,699.14</text:p>
          </table:table-cell>
          <table:table-cell office:value-type="currency" office:value="20577.320000000025" table:content-validation-name="val1" table:style-name="ce19">
            <text:p>£20,577.32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75704.989999999962" table:content-validation-name="val1" table:style-name="ce19">
            <text:p>£75,704.99</text:p>
          </table:table-cell>
          <table:table-cell office:value-type="currency" office:value="356264.82000000216" table:content-validation-name="val1" table:style-name="ce19">
            <text:p>£356,264.82</text:p>
          </table:table-cell>
          <table:table-cell office:value-type="currency" office:value="174128.24999999936" table:content-validation-name="val1" table:style-name="ce19">
            <text:p>£174,128.25</text:p>
          </table:table-cell>
          <table:table-cell office:value-type="currency" office:value="2398374.52" table:style-name="ce10">
            <text:p>£2,398,374.52</text:p>
          </table:table-cell>
          <table:table-cell office:value-type="currency" office:value="40007" table:content-validation-name="val1" table:style-name="ce21">
            <text:p>£40,007.00</text:p>
          </table:table-cell>
          <table:table-cell office:value-type="currency" office:value="6274" table:content-validation-name="val1" table:style-name="ce21">
            <text:p>£6,274.00</text:p>
          </table:table-cell>
          <table:table-cell office:value-type="currency" office:value="46281" table:style-name="ce10">
            <text:p>£46,281.00</text:p>
          </table:table-cell>
          <table:table-cell office:value-type="currency" office:value="2444655.52" table:style-name="ce12">
            <text:p>£2,444,655.52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54" table:style-name="ce45">
            <text:p>54</text:p>
          </table:table-cell>
          <table:table-cell office:value-type="float" office:value="53.148600000000002" table:style-name="ce47">
            <text:p>53.1486</text:p>
          </table:table-cell>
          <table:table-cell office:value-type="float" office:value="68" table:style-name="ce51">
            <text:p>68</text:p>
          </table:table-cell>
          <table:table-cell office:value-type="float" office:value="67.398600000000002" table:style-name="ce56">
            <text:p>67.3986</text:p>
          </table:table-cell>
          <table:table-cell office:value-type="float" office:value="724" table:style-name="ce57">
            <text:p>724</text:p>
          </table:table-cell>
          <table:table-cell office:value-type="float" office:value="713.00909999999988" table:style-name="ce65">
            <text:p>713.0091</text:p>
          </table:table-cell>
          <table:table-cell office:value-type="float" office:value="62" table:style-name="ce66">
            <text:p>62</text:p>
          </table:table-cell>
          <table:table-cell office:value-type="float" office:value="61.124399999999994" table:style-name="ce69">
            <text:p>61.1244</text:p>
          </table:table-cell>
          <table:table-cell office:value-type="float" office:value="6" table:style-name="ce94">
            <text:p>6</text:p>
          </table:table-cell>
          <table:table-cell office:value-type="float" office:value="6" table:style-name="ce91">
            <text:p>6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914" table:content-validation-name="val2" table:style-name="ce101">
            <text:p>914</text:p>
          </table:table-cell>
          <table:table-cell office:value-type="float" office:value="901" table:content-validation-name="val2" table:style-name="ce102">
            <text:p>901</text:p>
          </table:table-cell>
          <table:table-cell office:value-type="float" office:value="88" table:style-name="ce106">
            <text:p>88</text:p>
          </table:table-cell>
          <table:table-cell office:value-type="float" office:value="88" table:style-name="ce126">
            <text:p>88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8" table:style-name="ce154">
            <text:p>8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96" table:style-name="ce172">
            <text:p>96</text:p>
          </table:table-cell>
          <table:table-cell office:value-type="float" office:value="96" table:style-name="ce168">
            <text:p>96</text:p>
          </table:table-cell>
          <table:table-cell office:value-type="float" office:value="1010" table:content-validation-name="val2" table:style-name="ce166">
            <text:p>1,010</text:p>
          </table:table-cell>
          <table:table-cell office:value-type="float" office:value="997" table:content-validation-name="val2" table:style-name="ce173">
            <text:p>997</text:p>
          </table:table-cell>
          <table:table-cell office:value-type="currency" office:value="2464393.33" table:content-validation-name="val1" table:style-name="ce20">
            <text:p>£2,464,393.33</text:p>
          </table:table-cell>
          <table:table-cell office:value-type="currency" office:value="115390.81999999999" table:content-validation-name="val1" table:style-name="ce19">
            <text:p>£115,390.82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28316" table:content-validation-name="val1" table:style-name="ce19">
            <text:p>£28,316.00</text:p>
          </table:table-cell>
          <table:table-cell office:value-type="currency" office:value="500177.25" table:content-validation-name="val1" table:style-name="ce19">
            <text:p>£500,177.25</text:p>
          </table:table-cell>
          <table:table-cell office:value-type="currency" office:value="270015.31" table:content-validation-name="val1" table:style-name="ce19">
            <text:p>£270,015.31</text:p>
          </table:table-cell>
          <table:table-cell office:value-type="currency" office:value="3378292.71" table:style-name="ce10">
            <text:p>£3,378,292.71</text:p>
          </table:table-cell>
          <table:table-cell office:value-type="currency" office:value="453844" table:content-validation-name="val1" table:style-name="ce21">
            <text:p>£453,844.00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453844" table:style-name="ce10">
            <text:p>£453,844.00</text:p>
          </table:table-cell>
          <table:table-cell office:value-type="currency" office:value="3832136.71" table:style-name="ce12">
            <text:p>£3,832,136.71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8" table:style-name="ce35">
            <text:p>8</text:p>
          </table:table-cell>
          <table:table-cell office:value-type="float" office:value="6.17" table:style-name="ce37">
            <text:p>6.17</text:p>
          </table:table-cell>
          <table:table-cell office:value-type="float" office:value="7" table:style-name="ce40">
            <text:p>7</text:p>
          </table:table-cell>
          <table:table-cell office:value-type="float" office:value="6.4" table:style-name="ce59">
            <text:p>6.4</text:p>
          </table:table-cell>
          <table:table-cell office:value-type="float" office:value="41" table:style-name="ce58">
            <text:p>41</text:p>
          </table:table-cell>
          <table:table-cell office:value-type="float" office:value="40.799999999999997" table:style-name="ce75">
            <text:p>40.8</text:p>
          </table:table-cell>
          <table:table-cell office:value-type="float" office:value="1" table:style-name="ce80">
            <text:p>1</text:p>
          </table:table-cell>
          <table:table-cell office:value-type="float" office:value="1" table:style-name="ce83">
            <text:p>1</text:p>
          </table:table-cell>
          <table:table-cell office:value-type="float" office:value="1" table:style-name="ce85">
            <text:p>1</text:p>
          </table:table-cell>
          <table:table-cell office:value-type="float" office:value="0.8" table:style-name="ce97">
            <text:p>0.8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58" table:content-validation-name="val2" table:style-name="ce101">
            <text:p>58</text:p>
          </table:table-cell>
          <table:table-cell office:value-type="float" office:value="55" table:content-validation-name="val2" table:style-name="ce113">
            <text:p>55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58" table:content-validation-name="val2" table:style-name="ce166">
            <text:p>58</text:p>
          </table:table-cell>
          <table:table-cell office:value-type="float" office:value="55" table:content-validation-name="val2" table:style-name="ce174">
            <text:p>55</text:p>
          </table:table-cell>
          <table:table-cell office:value-type="currency" office:value="158686" table:content-validation-name="val1" table:style-name="ce20">
            <text:p>£158,686.00</text:p>
          </table:table-cell>
          <table:table-cell office:value-type="currency" office:value="2234" table:content-validation-name="val1" table:style-name="ce19">
            <text:p>£2,234.00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32744.13" table:content-validation-name="val1" table:style-name="ce19">
            <text:p>£32,744.13</text:p>
          </table:table-cell>
          <table:table-cell office:value-type="currency" office:value="16884" table:content-validation-name="val1" table:style-name="ce19">
            <text:p>£16,884.00</text:p>
          </table:table-cell>
          <table:table-cell office:value-type="currency" office:value="210548.13" table:style-name="ce10">
            <text:p>£210,548.13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0548.13" table:style-name="ce12">
            <text:p>£210,548.13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37" table:style-name="ce34">
            <text:p>37</text:p>
          </table:table-cell>
          <table:table-cell office:value-type="float" office:value="34.57" table:style-name="ce36">
            <text:p>34.57</text:p>
          </table:table-cell>
          <table:table-cell office:value-type="float" office:value="76" table:style-name="ce41">
            <text:p>76</text:p>
          </table:table-cell>
          <table:table-cell office:value-type="float" office:value="75.760000000000005" table:style-name="ce60">
            <text:p>75.76</text:p>
          </table:table-cell>
          <table:table-cell office:value-type="float" office:value="49" table:style-name="ce61">
            <text:p>49</text:p>
          </table:table-cell>
          <table:table-cell office:value-type="float" office:value="46.4" table:style-name="ce76">
            <text:p>46.4</text:p>
          </table:table-cell>
          <table:table-cell office:value-type="float" office:value="28" table:style-name="ce78">
            <text:p>28</text:p>
          </table:table-cell>
          <table:table-cell office:value-type="float" office:value="27.8" table:style-name="ce81">
            <text:p>27.8</text:p>
          </table:table-cell>
          <table:table-cell office:value-type="float" office:value="4" table:style-name="ce84">
            <text:p>4</text:p>
          </table:table-cell>
          <table:table-cell office:value-type="float" office:value="4" table:style-name="ce95">
            <text:p>4</text:p>
          </table:table-cell>
          <table:table-cell office:value-type="float" office:value="6" table:style-name="ce98">
            <text:p>6</text:p>
          </table:table-cell>
          <table:table-cell office:value-type="float" office:value="1.27" table:style-name="ce116">
            <text:p>1.27</text:p>
          </table:table-cell>
          <table:table-cell office:value-type="float" office:value="200" table:content-validation-name="val2" table:style-name="ce101">
            <text:p>200</text:p>
          </table:table-cell>
          <table:table-cell office:value-type="float" office:value="190" table:content-validation-name="val2" table:style-name="ce115">
            <text:p>190</text:p>
          </table:table-cell>
          <table:table-cell office:value-type="float" office:value="10" table:style-name="ce107">
            <text:p>10</text:p>
          </table:table-cell>
          <table:table-cell office:value-type="float" office:value="10" table:style-name="ce121">
            <text:p>10</text:p>
          </table:table-cell>
          <table:table-cell office:value-type="float" office:value="3" table:style-name="ce123">
            <text:p>3</text:p>
          </table:table-cell>
          <table:table-cell office:value-type="float" office:value="2.6" table:style-name="ce132">
            <text:p>2.6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10" table:style-name="ce146">
            <text:p>10</text:p>
          </table:table-cell>
          <table:table-cell office:value-type="float" office:value="8.2100000000000009" table:style-name="ce142">
            <text:p>8.21</text:p>
          </table:table-cell>
          <table:table-cell office:value-type="float" office:value="23" table:style-name="ce172">
            <text:p>23</text:p>
          </table:table-cell>
          <table:table-cell office:value-type="float" office:value="20.81" table:style-name="ce167">
            <text:p>20.81</text:p>
          </table:table-cell>
          <table:table-cell office:value-type="float" office:value="223" table:content-validation-name="val2" table:style-name="ce166">
            <text:p>223</text:p>
          </table:table-cell>
          <table:table-cell office:value-type="float" office:value="211" table:content-validation-name="val2" table:style-name="ce175">
            <text:p>211</text:p>
          </table:table-cell>
          <table:table-cell office:value-type="currency" office:value="544229.87" table:content-validation-name="val1" table:style-name="ce19">
            <text:p>£544,229.87</text:p>
          </table:table-cell>
          <table:table-cell office:value-type="currency" office:value="56052" table:content-validation-name="val1" table:style-name="ce19">
            <text:p>£56,052.00</text:p>
          </table:table-cell>
          <table:table-cell office:value-type="currency" office:value="3000" table:content-validation-name="val1" table:style-name="ce19">
            <text:p>£3,000.00</text:p>
          </table:table-cell>
          <table:table-cell office:value-type="currency" office:value="859.27" table:content-validation-name="val1" table:style-name="ce19">
            <text:p>£859.27</text:p>
          </table:table-cell>
          <table:table-cell office:value-type="currency" office:value="17087.36" table:content-validation-name="val1" table:style-name="ce19">
            <text:p>£17,087.36</text:p>
          </table:table-cell>
          <table:table-cell office:value-type="currency" office:value="64721.98" table:content-validation-name="val1" table:style-name="ce19">
            <text:p>£64,721.98</text:p>
          </table:table-cell>
          <table:table-cell office:value-type="currency" office:value="685950.48" table:style-name="ce10">
            <text:p>£685,950.48</text:p>
          </table:table-cell>
          <table:table-cell office:value-type="currency" office:value="53769.8" table:content-validation-name="val1" table:style-name="ce21">
            <text:p>£53,769.80</text:p>
          </table:table-cell>
          <table:table-cell office:value-type="currency" office:value="230285.7" table:content-validation-name="val1" table:style-name="ce21">
            <text:p>£230,285.70</text:p>
          </table:table-cell>
          <table:table-cell office:value-type="currency" office:value="284055.5" table:style-name="ce10">
            <text:p>£284,055.50</text:p>
          </table:table-cell>
          <table:table-cell office:value-type="currency" office:value="970005.98" table:style-name="ce12">
            <text:p>£970,005.98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6" table:style-name="ce39">
            <text:p>6</text:p>
          </table:table-cell>
          <table:table-cell office:value-type="float" office:value="5.6" table:style-name="ce38">
            <text:p>5.6</text:p>
          </table:table-cell>
          <table:table-cell office:value-type="float" office:value="9" table:style-name="ce42">
            <text:p>9</text:p>
          </table:table-cell>
          <table:table-cell office:value-type="float" office:value="8.06" table:style-name="ce62">
            <text:p>8.06</text:p>
          </table:table-cell>
          <table:table-cell office:value-type="float" office:value="54" table:style-name="ce63">
            <text:p>54</text:p>
          </table:table-cell>
          <table:table-cell office:value-type="float" office:value="52.82" table:style-name="ce77">
            <text:p>52.82</text:p>
          </table:table-cell>
          <table:table-cell office:value-type="float" office:value="2" table:style-name="ce79">
            <text:p>2</text:p>
          </table:table-cell>
          <table:table-cell office:value-type="float" office:value="1.59" table:style-name="ce82">
            <text:p>1.59</text:p>
          </table:table-cell>
          <table:table-cell office:value-type="float" office:value="1" table:style-name="ce86">
            <text:p>1</text:p>
          </table:table-cell>
          <table:table-cell office:value-type="float" office:value="1" table:style-name="ce96">
            <text:p>1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72" table:content-validation-name="val2" table:style-name="ce118">
            <text:p>72</text:p>
          </table:table-cell>
          <table:table-cell office:value-type="float" office:value="69" table:content-validation-name="val2" table:style-name="ce118">
            <text:p>69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1" table:style-name="ce177">
            <text:p>1</text:p>
          </table:table-cell>
          <table:table-cell office:value-type="float" office:value="1" table:style-name="ce177">
            <text:p>1</text:p>
          </table:table-cell>
          <table:table-cell office:value-type="float" office:value="73" table:content-validation-name="val2" table:style-name="ce176">
            <text:p>73</text:p>
          </table:table-cell>
          <table:table-cell office:value-type="float" office:value="70" table:content-validation-name="val2" table:style-name="ce176">
            <text:p>70</text:p>
          </table:table-cell>
          <table:table-cell office:value-type="currency" office:value="174019.04" table:content-validation-name="val1" table:style-name="ce20">
            <text:p>£174,019.04</text:p>
          </table:table-cell>
          <table:table-cell office:value-type="currency" office:value="7482.74" table:content-validation-name="val1" table:style-name="ce19">
            <text:p>£7,482.74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37061.18" table:content-validation-name="val1" table:style-name="ce19">
            <text:p>£37,061.18</text:p>
          </table:table-cell>
          <table:table-cell office:value-type="currency" office:value="19955.490000000002" table:content-validation-name="val1" table:style-name="ce19">
            <text:p>£19,955.49</text:p>
          </table:table-cell>
          <table:table-cell office:value-type="currency" office:value="238518.45" table:style-name="ce10">
            <text:p>£238,518.45</text:p>
          </table:table-cell>
          <table:table-cell office:value-type="currency" office:value="4734.72" table:content-validation-name="val1" table:style-name="ce21">
            <text:p>£4,734.72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4734.72" table:style-name="ce10">
            <text:p>£4,734.72</text:p>
          </table:table-cell>
          <table:table-cell office:value-type="currency" office:value="243253.17" table:style-name="ce12">
            <text:p>£243,253.17</text:p>
          </table:table-cell>
          <table:table-cell table:content-validation-name="val2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currency-style style:name="N12P0">
      <number:currency-symbol>£</number:currency-symbol>
      <number:number number: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integer-digits="1" number:grouping="true"/>
      <style:map style:condition="value()&gt;=0" style:apply-style-name="N12P0"/>
    </number:currency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currency-style style:name="N60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style style:name="cf6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Ian Berry</dc:creator>
    <meta:creation-date>2012-07-18T14:50:11Z</meta:creation-date>
    <dc:date>2016-08-19T12:52:42Z</dc:date>
  </office:meta>
</office:document-meta>
</file>